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2" style:family="table">
      <style:table-properties style:width="16.819cm" fo:margin-left="0cm" fo:margin-top="0cm" fo:margin-bottom="0cm" table:align="left" style:writing-mode="lr-tb"/>
    </style:style>
    <style:style style:name="Table12.A" style:family="table-column">
      <style:table-column-properties style:column-width="1.91cm"/>
    </style:style>
    <style:style style:name="Table12.B" style:family="table-column">
      <style:table-column-properties style:column-width="14.908cm"/>
    </style:style>
    <style:style style:name="Table12.1" style:family="table-row">
      <style:table-row-properties fo:keep-together="auto"/>
    </style:style>
    <style:style style:name="Table12.A1" style:family="table-cell">
      <style:table-cell-properties fo:background-color="#eeeeee" fo:padding="0.212cm" fo:border="0.5pt solid #000000">
        <style:background-image/>
      </style:table-cell-properties>
    </style:style>
    <style:style style:name="Table12.A2" style:family="table-cell">
      <style:table-cell-properties fo:background-color="transparent" fo:padding="0.212cm" fo:border="0.5pt solid #000000">
        <style:background-image/>
      </style:table-cell-properties>
    </style:style>
    <style:style style:name="Table13" style:family="table">
      <style:table-properties style:width="16.025cm" fo:margin-left="0cm" fo:margin-top="0cm" fo:margin-bottom="0cm" table:align="left" style:writing-mode="lr-tb"/>
    </style:style>
    <style:style style:name="Table13.A" style:family="table-column">
      <style:table-column-properties style:column-width="1.912cm"/>
    </style:style>
    <style:style style:name="Table13.B" style:family="table-column">
      <style:table-column-properties style:column-width="14.113cm"/>
    </style:style>
    <style:style style:name="Table13.1" style:family="table-row">
      <style:table-row-properties style:min-row-height="0.263cm" fo:keep-together="auto"/>
    </style:style>
    <style:style style:name="Table13.A1" style:family="table-cell">
      <style:table-cell-properties fo:background-color="#eeeeee" fo:padding="0.212cm" fo:border="0.5pt solid #000000">
        <style:background-image/>
      </style:table-cell-properties>
    </style:style>
    <style:style style:name="Table13.2" style:family="table-row">
      <style:table-row-properties fo:keep-together="auto"/>
    </style:style>
    <style:style style:name="Table13.A2" style:family="table-cell">
      <style:table-cell-properties fo:background-color="transparent" fo:padding="0.212cm" fo:border="0.5pt solid #000000">
        <style:background-image/>
      </style:table-cell-properties>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3.10" style:family="table-row">
      <style:table-row-properties fo:keep-together="auto"/>
    </style:style>
    <style:style style:name="Table14" style:family="table">
      <style:table-properties style:width="17.448cm" fo:margin-left="0cm" fo:margin-top="0cm" fo:margin-bottom="0cm" table:align="left" style:writing-mode="lr-tb"/>
    </style:style>
    <style:style style:name="Table14.A" style:family="table-column">
      <style:table-column-properties style:column-width="6.652cm"/>
    </style:style>
    <style:style style:name="Table14.B" style:family="table-column">
      <style:table-column-properties style:column-width="4.89cm"/>
    </style:style>
    <style:style style:name="Table14.C" style:family="table-column">
      <style:table-column-properties style:column-width="5.907cm"/>
    </style:style>
    <style:style style:name="Table14.1" style:family="table-row">
      <style:table-row-properties fo:keep-together="auto"/>
    </style:style>
    <style:style style:name="Table14.A1" style:family="table-cell">
      <style:table-cell-properties fo:background-color="#eeeeee" fo:padding="0.212cm" fo:border="0.5pt solid #000000">
        <style:background-image/>
      </style:table-cell-properties>
    </style:style>
    <style:style style:name="Table14.2" style:family="table-row">
      <style:table-row-properties style:min-row-height="0.501cm" fo:keep-together="auto"/>
    </style:style>
    <style:style style:name="Table14.A2" style:family="table-cell">
      <style:table-cell-properties fo:background-color="transparent" fo:padding="0.212cm" fo:border="0.5pt solid #000000">
        <style:background-image/>
      </style:table-cell-properties>
    </style:style>
    <style:style style:name="Table14.6" style:family="table-row">
      <style:table-row-properties style:min-row-height="0.295cm" fo:keep-together="auto"/>
    </style:style>
    <style:style style:name="Table15" style:family="table">
      <style:table-properties style:width="17.201cm" fo:margin-left="0cm" fo:margin-top="0cm" fo:margin-bottom="0cm" table:align="left" style:writing-mode="lr-tb"/>
    </style:style>
    <style:style style:name="Table15.A" style:family="table-column">
      <style:table-column-properties style:column-width="5.232cm"/>
    </style:style>
    <style:style style:name="Table15.B" style:family="table-column">
      <style:table-column-properties style:column-width="4.343cm"/>
    </style:style>
    <style:style style:name="Table15.C" style:family="table-column">
      <style:table-column-properties style:column-width="7.627cm"/>
    </style:style>
    <style:style style:name="Table15.1" style:family="table-row">
      <style:table-row-properties style:min-row-height="0.395cm" fo:keep-together="auto"/>
    </style:style>
    <style:style style:name="Table15.A1" style:family="table-cell">
      <style:table-cell-properties fo:background-color="#eeeeee" fo:padding="0.212cm" fo:border="0.5pt solid #000000">
        <style:background-image/>
      </style:table-cell-properties>
    </style:style>
    <style:style style:name="Table15.2" style:family="table-row">
      <style:table-row-properties style:min-row-height="0.469cm" fo:keep-together="auto"/>
    </style:style>
    <style:style style:name="Table15.A2" style:family="table-cell">
      <style:table-cell-properties fo:background-color="transparent" fo:padding="0.212cm" fo:border="0.5pt solid #000000">
        <style:background-image/>
      </style:table-cell-properties>
    </style:style>
    <style:style style:name="Table15.3" style:family="table-row">
      <style:table-row-properties style:min-row-height="0.326cm" fo:keep-together="auto"/>
    </style:style>
    <style:style style:name="Table15.4" style:family="table-row">
      <style:table-row-properties style:min-row-height="0.374cm" fo:keep-together="auto"/>
    </style:style>
    <style:style style:name="Table16" style:family="table">
      <style:table-properties style:width="17.104cm" fo:margin-left="0cm" fo:margin-top="0cm" fo:margin-bottom="0cm" table:align="left" style:writing-mode="lr-tb"/>
    </style:style>
    <style:style style:name="Table16.A" style:family="table-column">
      <style:table-column-properties style:column-width="1.577cm"/>
    </style:style>
    <style:style style:name="Table16.B" style:family="table-column">
      <style:table-column-properties style:column-width="15.528cm"/>
    </style:style>
    <style:style style:name="Table16.1" style:family="table-row">
      <style:table-row-properties fo:keep-together="auto"/>
    </style:style>
    <style:style style:name="Table16.A1" style:family="table-cell">
      <style:table-cell-properties fo:background-color="#eeeeee" fo:padding="0.212cm" fo:border="0.5pt solid #000000">
        <style:background-image/>
      </style:table-cell-properties>
    </style:style>
    <style:style style:name="Table16.A2" style:family="table-cell">
      <style:table-cell-properties fo:background-color="transparent" fo:padding="0.212cm" fo:border="0.5pt solid #000000">
        <style:background-image/>
      </style:table-cell-properties>
    </style:style>
    <style:style style:name="Table16.6" style:family="table-row">
      <style:table-row-properties style:min-row-height="0.199cm" fo:keep-together="auto"/>
    </style:style>
    <style:style style:name="Table17" style:family="table">
      <style:table-properties style:width="16.787cm" fo:margin-left="0cm" fo:margin-top="0cm" fo:margin-bottom="0cm" table:align="left" style:writing-mode="lr-tb"/>
    </style:style>
    <style:style style:name="Table17.A" style:family="table-column">
      <style:table-column-properties style:column-width="3.45cm"/>
    </style:style>
    <style:style style:name="Table17.B" style:family="table-column">
      <style:table-column-properties style:column-width="13.337cm"/>
    </style:style>
    <style:style style:name="Table17.1" style:family="table-row">
      <style:table-row-properties style:min-row-height="0.427cm" fo:keep-together="auto"/>
    </style:style>
    <style:style style:name="Table17.A1" style:family="table-cell">
      <style:table-cell-properties fo:background-color="#ffffff" fo:padding-left="0.423cm" fo:padding-right="0.212cm" fo:padding-top="0.212cm" fo:padding-bottom="0.212cm" fo:border="0.5pt solid #000000">
        <style:background-image/>
      </style:table-cell-properties>
    </style:style>
    <style:style style:name="Table17.B1" style:family="table-cell">
      <style:table-cell-properties fo:background-color="#ffffff" fo:padding="0.212cm" fo:border="0.5pt solid #000000">
        <style:background-image/>
      </style:table-cell-properties>
    </style:style>
    <style:style style:name="Table17.A2" style:family="table-cell">
      <style:table-cell-properties fo:background-color="#f1f1f1" fo:padding-left="0.423cm" fo:padding-right="0.212cm" fo:padding-top="0.212cm" fo:padding-bottom="0.212cm" fo:border="0.5pt solid #000000">
        <style:background-image/>
      </style:table-cell-properties>
    </style:style>
    <style:style style:name="Table17.B2" style:family="table-cell">
      <style:table-cell-properties fo:background-color="#f1f1f1" fo:padding="0.212cm" fo:border="0.5pt solid #000000">
        <style:background-image/>
      </style:table-cell-properties>
    </style:style>
    <style:style style:name="Table17.12" style:family="table-row">
      <style:table-row-properties style:min-row-height="0.411cm" fo:keep-together="auto"/>
    </style:style>
    <style:style style:name="P1" style:family="paragraph" style:parent-style-name="HTML_20_Preformatted">
      <style:paragraph-properties fo:margin-top="0cm" fo:margin-bottom="0cm" loext:contextual-spacing="false" fo:line-height="100%" fo:padding-left="0cm" fo:padding-right="0.071cm" fo:padding-top="0.071cm" fo:padding-bottom="0.071cm" fo:border="0.74pt solid #888888"/>
      <style:text-properties officeooo:paragraph-rsid="00032fa7"/>
    </style:style>
    <style:style style:name="P2" style:family="paragraph" style:parent-style-name="HTML_20_Preformatted">
      <style:paragraph-properties fo:margin-top="0cm" fo:margin-bottom="0cm" loext:contextual-spacing="false" fo:line-height="100%" fo:padding-left="0cm" fo:padding-right="0.071cm" fo:padding-top="0.071cm" fo:padding-bottom="0.071cm" fo:border="0.74pt solid #888888"/>
      <style:text-properties fo:color="#000000" style:font-name="Times New Roman" fo:font-size="12pt" officeooo:paragraph-rsid="00032fa7" style:font-size-asian="12pt" style:font-name-complex="Times New Roman1" style:font-size-complex="12pt"/>
    </style:style>
    <style:style style:name="P3" style:family="paragraph" style:parent-style-name="HTML_20_Preformatted">
      <style:paragraph-properties fo:margin-top="0cm" fo:margin-bottom="0cm" loext:contextual-spacing="false" fo:line-height="100%"/>
      <style:text-properties style:font-name="Times New Roman" fo:font-size="12pt" officeooo:paragraph-rsid="00032fa7" style:font-size-asian="12pt" style:font-name-complex="Times New Roman1" style:font-size-complex="12pt"/>
    </style:style>
    <style:style style:name="P4" style:family="paragraph" style:parent-style-name="HTML_20_Preformatted">
      <style:paragraph-properties fo:margin-top="0cm" fo:margin-bottom="0cm" loext:contextual-spacing="false" fo:line-height="100%" fo:padding="0.071cm" fo:border="0.74pt solid #888888"/>
      <style:text-properties officeooo:paragraph-rsid="00032fa7"/>
    </style:style>
    <style:style style:name="P5" style:family="paragraph" style:parent-style-name="HTML_20_Preformatted">
      <style:paragraph-properties fo:margin-top="0cm" fo:margin-bottom="0cm" loext:contextual-spacing="false" fo:line-height="100%" fo:padding="0.071cm" fo:border="0.74pt solid #888888"/>
      <style:text-properties fo:color="#000000" style:font-name="Times New Roman" fo:font-size="12pt" officeooo:paragraph-rsid="00032fa7" style:font-size-asian="12pt" style:font-name-complex="Times New Roman1" style:font-size-complex="12pt"/>
    </style:style>
    <style:style style:name="P6" style:family="paragraph" style:parent-style-name="Standard">
      <style:paragraph-properties fo:margin-top="0cm" fo:margin-bottom="0cm" loext:contextual-spacing="false" fo:line-height="100%" fo:padding="0.071cm" fo:border="0.74pt solid #88888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032fa7"/>
    </style:style>
    <style:style style:name="P7" style:family="paragraph" style:parent-style-name="Standard">
      <style:paragraph-properties fo:margin-top="0cm" fo:margin-bottom="0cm" loext:contextual-spacing="false" fo:line-height="100%"/>
      <style:text-properties officeooo:paragraph-rsid="00032fa7"/>
    </style:style>
    <style:style style:name="P8" style:family="paragraph" style:parent-style-name="Standard">
      <style:paragraph-properties fo:margin-top="0cm" fo:margin-bottom="0cm" loext:contextual-spacing="false" fo:line-height="100%"/>
      <style:text-properties fo:color="#000000" style:font-name="Times New Roman" fo:font-size="12pt" fo:font-weight="bold" officeooo:paragraph-rsid="00032fa7" style:font-size-asian="12pt" style:font-weight-asian="bold" style:font-name-complex="Times New Roman1" style:font-size-complex="12pt"/>
    </style:style>
    <style:style style:name="P9" style:family="paragraph" style:parent-style-name="Standard">
      <style:paragraph-properties fo:margin-top="0cm" fo:margin-bottom="0cm" loext:contextual-spacing="false" fo:line-height="100%"/>
      <style:text-properties fo:color="#000000" style:font-name="Times New Roman" fo:font-size="12pt" officeooo:paragraph-rsid="00032fa7" style:font-size-asian="12pt" style:font-name-complex="Times New Roman1" style:font-size-complex="12pt" style:font-weight-complex="bold"/>
    </style:style>
    <style:style style:name="P10" style:family="paragraph" style:parent-style-name="Standard">
      <style:paragraph-properties fo:margin-top="0cm" fo:margin-bottom="0cm" loext:contextual-spacing="false" fo:line-height="100%"/>
      <style:text-properties style:font-name="Times New Roman" fo:font-size="12pt" fo:font-weight="bold" officeooo:paragraph-rsid="00032fa7" style:font-size-asian="12pt" style:font-weight-asian="bold" style:font-name-complex="Times New Roman1" style:font-size-complex="12pt" style:font-weight-complex="bold"/>
    </style:style>
    <style:style style:name="P11" style:family="paragraph" style:parent-style-name="Standard">
      <style:paragraph-properties fo:margin-top="0cm" fo:margin-bottom="0cm" loext:contextual-spacing="false" fo:line-height="0.423cm"/>
      <style:text-properties officeooo:paragraph-rsid="00032fa7"/>
    </style:style>
    <style:style style:name="P12" style:family="paragraph" style:parent-style-name="Heading_20_2">
      <style:paragraph-properties fo:margin-top="0.071cm" fo:margin-bottom="0cm" loext:contextual-spacing="false" fo:line-height="100%"/>
      <style:text-properties fo:color="#000000" style:font-name="Times New Roman" fo:font-size="12pt" fo:font-weight="bold" officeooo:paragraph-rsid="00032fa7" style:font-size-asian="12pt" style:font-weight-asian="bold" style:font-name-complex="Times New Roman1" style:font-size-complex="12pt" style:font-weight-complex="bold"/>
    </style:style>
    <style:style style:name="P13" style:family="paragraph" style:parent-style-name="Heading_20_2">
      <loext:graphic-properties draw:fill="solid" draw:fill-color="#ffffff"/>
      <style:paragraph-properties fo:margin-top="0.265cm" fo:margin-bottom="0.265cm" loext:contextual-spacing="false" fo:line-height="100%" fo:background-color="#ffffff"/>
      <style:text-properties officeooo:paragraph-rsid="00032fa7"/>
    </style:style>
    <style:style style:name="P14" style:family="paragraph" style:parent-style-name="Normal_20__28_Web_29_">
      <style:paragraph-properties fo:margin-left="0.085cm" fo:margin-right="0.085cm" fo:margin-top="0.212cm" fo:margin-bottom="0.254cm" loext:contextual-spacing="false" fo:line-height="100%" fo:text-align="justify" style:justify-single-word="false" fo:text-indent="0cm" style:auto-text-indent="false"/>
      <style:text-properties officeooo:paragraph-rsid="00032fa7"/>
    </style:style>
    <style:style style:name="P15" style:family="paragraph" style:parent-style-name="Standard">
      <style:text-properties fo:font-size="13pt" style:font-size-asian="13pt" style:font-size-complex="13pt"/>
    </style:style>
    <style:style style:name="P16" style:family="paragraph" style:parent-style-name="Standard">
      <style:text-properties fo:font-size="13pt" officeooo:rsid="000682a5" officeooo:paragraph-rsid="000682a5" style:font-size-asian="13pt" style:font-size-complex="13pt"/>
    </style:style>
    <style:style style:name="P17" style:family="paragraph" style:parent-style-name="Standard">
      <style:text-properties style:text-line-through-style="none" style:text-line-through-type="none" fo:font-size="13pt" style:text-underline-style="solid" style:text-underline-width="auto" style:text-underline-color="font-color" fo:font-weight="bold" officeooo:rsid="0006f97a" officeooo:paragraph-rsid="0006f97a" style:font-size-asian="13pt" style:font-weight-asian="bold" style:font-size-complex="13pt" style:font-weight-complex="bold"/>
    </style:style>
    <style:style style:name="P18" style:family="paragraph" style:parent-style-name="Standard">
      <style:paragraph-properties fo:margin-top="0cm" fo:margin-bottom="0.282cm" loext:contextual-spacing="false" fo:line-height="108%"/>
      <style:text-properties officeooo:paragraph-rsid="00032fa7"/>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9.472cm"/>
        </style:tab-stops>
      </style:paragraph-properties>
      <style:text-properties style:text-underline-style="none" fo:font-weight="normal" officeooo:paragraph-rsid="000682a5" style:font-weight-asian="normal" style:font-weight-complex="normal"/>
    </style:style>
    <style:style style:name="P20" style:family="paragraph" style:parent-style-name="Standard">
      <style:paragraph-properties fo:margin-top="0cm" fo:margin-bottom="0cm" loext:contextual-spacing="false" fo:line-height="100%"/>
      <style:text-properties fo:color="#000000" style:font-name="Times New Roman" fo:font-size="12pt" fo:font-weight="bold" officeooo:rsid="00032fa7" officeooo:paragraph-rsid="00032fa7" style:font-size-asian="12pt" style:font-weight-asian="bold" style:font-name-complex="Times New Roman1" style:font-size-complex="12pt"/>
    </style:style>
    <style:style style:name="P21" style:family="paragraph" style:parent-style-name="Standard">
      <style:paragraph-properties fo:margin-top="0cm" fo:margin-bottom="0cm" loext:contextual-spacing="false" fo:line-height="100%"/>
      <style:text-properties fo:color="#000000" style:font-name="Times New Roman" fo:font-size="12pt" fo:font-weight="bold" officeooo:paragraph-rsid="00032fa7" style:font-size-asian="12pt" style:font-weight-asian="bold" style:font-name-complex="Times New Roman1" style:font-size-complex="12pt"/>
    </style:style>
    <style:style style:name="P22" style:family="paragraph" style:parent-style-name="Standard">
      <style:paragraph-properties fo:margin-top="0cm" fo:margin-bottom="0cm" loext:contextual-spacing="false" fo:line-height="100%"/>
      <style:text-properties fo:color="#000000" style:font-name="Times New Roman" fo:font-size="12pt" fo:font-weight="bold" officeooo:paragraph-rsid="00032fa7" style:font-size-asian="12pt" style:font-weight-asian="bold" style:font-name-complex="Times New Roman1" style:font-size-complex="12pt" style:font-weight-complex="bold"/>
    </style:style>
    <style:style style:name="P23" style:family="paragraph" style:parent-style-name="Standard">
      <style:paragraph-properties fo:margin-top="0cm" fo:margin-bottom="0cm" loext:contextual-spacing="false" fo:line-height="100%"/>
      <style:text-properties fo:color="#000000" style:font-name="Times New Roman" fo:font-size="12pt" officeooo:paragraph-rsid="00032fa7" style:font-size-asian="12pt" style:font-name-complex="Times New Roman1" style:font-size-complex="12pt" style:font-weight-complex="bold"/>
    </style:style>
    <style:style style:name="P24" style:family="paragraph" style:parent-style-name="Standard">
      <style:paragraph-properties fo:margin-top="0cm" fo:margin-bottom="0cm" loext:contextual-spacing="false" fo:line-height="100%"/>
      <style:text-properties fo:color="#000000" style:font-name="Times New Roman" fo:font-size="12pt" officeooo:paragraph-rsid="00032fa7" style:font-size-asian="12pt" style:font-name-complex="Times New Roman1" style:font-size-complex="12pt"/>
    </style:style>
    <style:style style:name="P25" style:family="paragraph" style:parent-style-name="Standard">
      <style:paragraph-properties fo:margin-top="0cm" fo:margin-bottom="0cm" loext:contextual-spacing="false" fo:line-height="100%"/>
      <style:text-properties style:font-name="Times New Roman" fo:font-size="12pt" fo:font-weight="bold" officeooo:paragraph-rsid="00032fa7" style:font-size-asian="12pt" style:font-weight-asian="bold" style:font-name-complex="Times New Roman1" style:font-size-complex="12pt" style:font-weight-complex="bold"/>
    </style:style>
    <style:style style:name="P26"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032fa7" style:font-size-asian="12pt" style:font-weight-asian="bold" style:font-name-complex="Times New Roman1" style:font-size-complex="12pt" style:font-weight-complex="bold"/>
    </style:style>
    <style:style style:name="P27" style:family="paragraph" style:parent-style-name="Standard">
      <style:paragraph-properties fo:margin-top="0cm" fo:margin-bottom="0cm" loext:contextual-spacing="false" fo:line-height="0.423cm" fo:text-align="center" style:justify-single-word="false"/>
      <style:text-properties style:font-name="Times New Roman" fo:font-size="12pt" fo:font-weight="bold" officeooo:paragraph-rsid="00032fa7" style:font-name-asian="Times New Roman1" style:font-size-asian="12pt" style:font-weight-asian="bold" style:font-name-complex="Times New Roman1" style:font-size-complex="12pt" style:font-weight-complex="bold"/>
    </style:style>
    <style:style style:name="P28"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032fa7" style:font-name-asian="Times New Roman1" style:font-size-asian="12pt" style:font-weight-asian="bold" style:font-name-complex="Times New Roman1" style:font-size-complex="12pt" style:font-weight-complex="bold"/>
    </style:style>
    <style:style style:name="P29" style:family="paragraph" style:parent-style-name="Standard">
      <style:paragraph-properties fo:margin-top="0cm" fo:margin-bottom="0cm" loext:contextual-spacing="false" fo:line-height="0.423cm"/>
      <style:text-properties style:font-name="Times New Roman" fo:font-size="12pt" officeooo:paragraph-rsid="00032fa7" style:font-name-asian="Times New Roman1" style:font-size-asian="12pt" style:font-name-complex="Times New Roman1" style:font-size-complex="12pt"/>
    </style:style>
    <style:style style:name="P30" style:family="paragraph" style:parent-style-name="Standard">
      <style:paragraph-properties fo:margin-top="0cm" fo:margin-bottom="0cm" loext:contextual-spacing="false" fo:line-height="100%"/>
      <style:text-properties style:font-name="Times New Roman" fo:font-size="12pt" officeooo:paragraph-rsid="00032fa7" style:font-name-asian="Times New Roman1" style:font-size-asian="12pt" style:font-name-complex="Times New Roman1" style:font-size-complex="12pt"/>
    </style:style>
    <style:style style:name="P31" style:family="paragraph" style:parent-style-name="Standard">
      <style:paragraph-properties fo:margin-top="0cm" fo:margin-bottom="0cm" loext:contextual-spacing="false" style:line-height-at-least="0.423cm" fo:text-align="center" style:justify-single-word="false"/>
      <style:text-properties style:font-name="Times New Roman" fo:font-size="12pt" officeooo:paragraph-rsid="00032fa7" style:font-size-asian="12pt" style:font-name-complex="Times New Roman1" style:font-size-complex="12pt"/>
    </style:style>
    <style:style style:name="P32"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032fa7" style:font-size-asian="12pt" style:font-name-complex="Times New Roman1" style:font-size-complex="12pt"/>
    </style:style>
    <style:style style:name="P33" style:family="paragraph" style:parent-style-name="Standard">
      <style:paragraph-properties fo:margin-top="0cm" fo:margin-bottom="0cm" loext:contextual-spacing="false" fo:line-height="100%"/>
      <style:text-properties style:font-name="Times New Roman" fo:font-size="12pt" officeooo:paragraph-rsid="00032fa7" style:font-size-asian="12pt" style:font-name-complex="Times New Roman1" style:font-size-complex="12pt"/>
    </style:style>
    <style:style style:name="P34" style:family="paragraph" style:parent-style-name="Standard">
      <style:paragraph-properties fo:margin-top="0cm" fo:margin-bottom="0cm" loext:contextual-spacing="false" fo:line-height="100%" fo:text-align="center" style:justify-single-word="false"/>
      <style:text-properties style:font-name="Arial" fo:font-size="10.5pt" fo:font-weight="bold" officeooo:paragraph-rsid="00032fa7" style:font-size-asian="10.5pt" style:font-weight-asian="bold" style:font-name-complex="Arial1" style:font-size-complex="10.5pt" style:font-weight-complex="bold"/>
    </style:style>
    <style:style style:name="P35" style:family="paragraph" style:parent-style-name="Standard">
      <style:paragraph-properties fo:margin-left="0.085cm" fo:margin-right="0.085cm" fo:margin-top="0.212cm" fo:margin-bottom="0.254cm" loext:contextual-spacing="false" fo:line-height="100%" fo:text-align="justify" style:justify-single-word="false" fo:text-indent="0cm" style:auto-text-indent="false"/>
      <style:text-properties fo:color="#000000" style:font-name="Times New Roman" fo:font-size="12pt" officeooo:paragraph-rsid="00032fa7" style:font-name-asian="Times New Roman1" style:font-size-asian="12pt" style:font-name-complex="Times New Roman1" style:font-size-complex="12pt"/>
    </style:style>
    <style:style style:name="P36" style:family="paragraph" style:parent-style-name="Standard">
      <style:paragraph-properties fo:margin-left="0.085cm" fo:margin-right="0.085cm" fo:margin-top="0.212cm" fo:margin-bottom="0.254cm" loext:contextual-spacing="false" fo:line-height="100%" fo:text-align="justify" style:justify-single-word="false" fo:text-indent="0cm" style:auto-text-indent="false"/>
      <style:text-properties fo:color="#000000" style:font-name="Times New Roman" fo:font-size="12pt" officeooo:paragraph-rsid="00032fa7" style:font-name-asian="Times New Roman1" style:font-size-asian="12pt" style:font-name-complex="Times New Roman1" style:font-size-complex="12pt" style:font-weight-complex="bold"/>
    </style:style>
    <style:style style:name="P37" style:family="paragraph" style:parent-style-name="Standard">
      <style:paragraph-properties fo:margin-left="0.085cm" fo:margin-right="0.085cm" fo:margin-top="0.212cm" fo:margin-bottom="0.254cm" loext:contextual-spacing="false" fo:line-height="100%" fo:text-align="justify" style:justify-single-word="false" fo:text-indent="0cm" style:auto-text-indent="false"/>
      <style:text-properties fo:color="#000000" style:font-name="Times New Roman" fo:font-size="12pt" officeooo:paragraph-rsid="00032fa7" style:font-name-asian="Calibri" style:font-size-asian="12pt" style:language-asian="en" style:country-asian="US" style:font-name-complex="Times New Roman1" style:font-size-complex="12pt" style:font-weight-complex="bold"/>
    </style:style>
    <style:style style:name="P38" style:family="paragraph" style:parent-style-name="Standard">
      <style:paragraph-properties fo:margin-left="0cm" fo:margin-right="0.085cm" fo:margin-top="0cm" fo:margin-bottom="0cm" loext:contextual-spacing="false" fo:line-height="100%" fo:text-align="justify" style:justify-single-word="false" fo:text-indent="0cm" style:auto-text-indent="false"/>
      <style:text-properties fo:color="#000000" style:font-name="Times New Roman" fo:font-size="12pt" fo:font-weight="bold" officeooo:paragraph-rsid="00032fa7" style:font-name-asian="Calibri" style:font-size-asian="12pt" style:language-asian="en" style:country-asian="US" style:font-weight-asian="bold" style:font-name-complex="Times New Roman1" style:font-size-complex="12pt" style:font-weight-complex="bold"/>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9.472cm"/>
        </style:tab-stops>
      </style:paragraph-properties>
      <style:text-properties fo:color="#000000" style:font-name="Helvetica" fo:font-size="13pt" style:text-underline-style="solid" style:text-underline-width="auto" style:text-underline-color="font-color" fo:font-weight="bold" officeooo:paragraph-rsid="000682a5" fo:background-color="#ffffff" style:font-name-asian="Calibri" style:font-size-asian="13pt" style:language-asian="en" style:country-asian="US" style:font-weight-asian="bold" style:font-name-complex="Helvetica1" style:font-size-complex="13pt" style:font-weight-complex="bold"/>
    </style:style>
    <style:style style:name="P40" style:family="paragraph" style:parent-style-name="Standard">
      <style:text-properties style:font-name="Helvetica" fo:font-size="13pt" style:text-underline-style="solid" style:text-underline-width="auto" style:text-underline-color="font-color" fo:font-weight="bold" fo:background-color="#ffffff" style:font-name-asian="Calibri" style:font-size-asian="13pt" style:language-asian="en" style:country-asian="US" style:font-weight-asian="bold" style:font-name-complex="Helvetica1" style:font-size-complex="13pt" style:font-weight-complex="bold"/>
    </style:style>
    <style:style style:name="P41" style:family="paragraph" style:parent-style-name="Standard">
      <style:text-properties style:font-name="Helvetica" fo:font-size="13pt" style:text-underline-style="solid" style:text-underline-width="auto" style:text-underline-color="font-color" fo:font-weight="bold" officeooo:rsid="000682a5" officeooo:paragraph-rsid="000682a5" fo:background-color="#ffffff" style:font-name-asian="Calibri" style:font-size-asian="13pt" style:language-asian="en" style:country-asian="US" style:font-weight-asian="bold" style:font-name-complex="Helvetica1" style:font-size-complex="13pt" style:font-weight-complex="bold"/>
    </style:style>
    <style:style style:name="P42" style:family="paragraph" style:parent-style-name="Standard">
      <style:text-properties style:font-name="Helvetica" fo:font-size="13pt" style:text-underline-style="solid" style:text-underline-width="auto" style:text-underline-color="font-color" fo:font-weight="bold" officeooo:rsid="000682a5" officeooo:paragraph-rsid="000682a5" fo:background-color="#ffffff" style:font-size-asian="13pt" style:font-weight-asian="bold" style:font-name-complex="Helvetica1" style:font-size-complex="13pt" style:font-weight-complex="bold"/>
    </style:style>
    <style:style style:name="P43" style:family="paragraph" style:parent-style-name="Standard">
      <style:text-properties style:font-name="Helvetica" fo:font-size="13pt" style:text-underline-style="none" fo:font-weight="normal" officeooo:rsid="000682a5" officeooo:paragraph-rsid="000682a5" fo:background-color="#ffffff" style:font-name-asian="Calibri" style:font-size-asian="13pt" style:language-asian="en" style:country-asian="US" style:font-weight-asian="normal" style:font-name-complex="Helvetica1" style:font-size-complex="13pt" style:font-weight-complex="normal"/>
    </style:style>
    <style:style style:name="P44" style:family="paragraph" style:parent-style-name="Standard">
      <style:text-properties style:font-name="Helvetica" fo:font-size="13pt" officeooo:rsid="000682a5" officeooo:paragraph-rsid="000682a5" fo:background-color="#ffffff" style:font-size-asian="13pt" style:font-name-complex="Helvetica1" style:font-size-complex="13pt"/>
    </style:style>
    <style:style style:name="P45" style:family="paragraph" style:parent-style-name="Standard">
      <style:text-properties style:text-line-through-style="none" style:text-line-through-type="none" style:font-name="Helvetica" fo:font-size="13pt" style:text-underline-style="none" fo:font-weight="normal" officeooo:rsid="000682a5" officeooo:paragraph-rsid="000682a5" fo:background-color="#ffffff" style:font-size-asian="13pt" style:font-weight-asian="normal" style:font-name-complex="Helvetica1" style:font-size-complex="13pt" style:font-weight-complex="normal"/>
    </style:style>
    <style:style style:name="P46" style:family="paragraph" style:parent-style-name="Standard">
      <style:text-properties style:text-line-through-style="none" style:text-line-through-type="none" style:font-name="Helvetica" fo:font-size="13pt" style:text-underline-style="none" fo:font-weight="normal" officeooo:rsid="000682a5" officeooo:paragraph-rsid="000abb8d" fo:background-color="#ffffff" style:font-size-asian="13pt" style:font-weight-asian="normal" style:font-name-complex="Helvetica1" style:font-size-complex="13pt" style:font-weight-complex="normal"/>
    </style:style>
    <style:style style:name="P47" style:family="paragraph" style:parent-style-name="Standard">
      <style:text-properties style:text-line-through-style="none" style:text-line-through-type="none" style:font-name="Helvetica" fo:font-size="13pt" style:text-underline-style="none" fo:font-weight="normal" officeooo:rsid="0006f97a" officeooo:paragraph-rsid="0006f97a" fo:background-color="#ffffff" style:font-size-asian="13pt" style:font-weight-asian="normal" style:font-name-complex="Helvetica1" style:font-size-complex="13pt" style:font-weight-complex="normal"/>
    </style:style>
    <style:style style:name="P48" style:family="paragraph" style:parent-style-name="Standard">
      <style:text-properties style:text-line-through-style="none" style:text-line-through-type="none" style:font-name="Helvetica" fo:font-size="13pt" style:text-underline-style="none" fo:font-weight="normal" officeooo:rsid="0008d8a7" officeooo:paragraph-rsid="0008d8a7" fo:background-color="#ffffff" style:font-size-asian="13pt" style:font-weight-asian="normal" style:font-name-complex="Helvetica1" style:font-size-complex="13pt" style:font-weight-complex="normal"/>
    </style:style>
    <style:style style:name="P49" style:family="paragraph" style:parent-style-name="Standard">
      <style:text-properties style:text-line-through-style="none" style:text-line-through-type="none" style:font-name="Helvetica" fo:font-size="13pt" style:text-underline-style="none" fo:font-weight="normal" officeooo:rsid="000abb8d" officeooo:paragraph-rsid="000abb8d" fo:background-color="#ffffff" style:font-size-asian="13pt" style:font-weight-asian="normal" style:font-name-complex="Helvetica1" style:font-size-complex="13pt" style:font-weight-complex="normal"/>
    </style:style>
    <style:style style:name="P50" style:family="paragraph" style:parent-style-name="Standard">
      <style:text-properties style:text-line-through-style="none" style:text-line-through-type="none" style:font-name="Helvetica" fo:font-size="13pt" style:text-underline-style="none" fo:font-weight="bold" officeooo:rsid="000ab8df" officeooo:paragraph-rsid="000ab8df" fo:background-color="#ffffff" style:font-size-asian="13pt" style:font-weight-asian="bold" style:font-name-complex="Helvetica1" style:font-size-complex="13pt" style:font-weight-complex="bold"/>
    </style:style>
    <style:style style:name="P51" style:family="paragraph" style:parent-style-name="Standard">
      <style:text-properties style:text-line-through-style="none" style:text-line-through-type="none" style:font-name="Helvetica" fo:font-size="13pt" style:text-underline-style="solid" style:text-underline-width="auto" style:text-underline-color="font-color" fo:font-weight="bold" officeooo:rsid="0006f97a" officeooo:paragraph-rsid="0006f97a" fo:background-color="#ffffff" style:font-size-asian="13pt" style:font-weight-asian="bold" style:font-name-complex="Helvetica1" style:font-size-complex="13pt" style:font-weight-complex="bold"/>
    </style:style>
    <style:style style:name="P52" style:family="paragraph" style:parent-style-name="Standard">
      <style:text-properties style:text-line-through-style="none" style:text-line-through-type="none" style:font-name="Helvetica" fo:font-size="13pt" style:text-underline-style="solid" style:text-underline-width="auto" style:text-underline-color="font-color" fo:font-weight="bold" officeooo:rsid="0008d8a7" officeooo:paragraph-rsid="0008d8a7" fo:background-color="#ffffff" style:font-size-asian="13pt" style:font-weight-asian="bold" style:font-name-complex="Helvetica1" style:font-size-complex="13pt" style:font-weight-complex="bold"/>
    </style:style>
    <style:style style:name="P53" style:family="paragraph" style:parent-style-name="Normal_20__28_Web_29_">
      <style:paragraph-properties fo:margin-left="0.085cm" fo:margin-right="0.085cm" fo:margin-top="0.212cm" fo:margin-bottom="0.254cm" loext:contextual-spacing="false" fo:line-height="100%" fo:text-align="justify" style:justify-single-word="false" fo:text-indent="0cm" style:auto-text-indent="false"/>
      <style:text-properties fo:color="#000000" officeooo:paragraph-rsid="00032fa7"/>
    </style:style>
    <style:style style:name="P54" style:family="paragraph" style:parent-style-name="Normal_20__28_Web_29_">
      <style:paragraph-properties fo:margin-left="0.085cm" fo:margin-right="0.085cm" fo:margin-top="0.212cm" fo:margin-bottom="0.254cm" loext:contextual-spacing="false" fo:line-height="100%" fo:text-align="justify" style:justify-single-word="false" fo:text-indent="0cm" style:auto-text-indent="false"/>
      <style:text-properties fo:color="#000000" officeooo:paragraph-rsid="00032fa7" style:font-name-asian="Calibri" style:language-asian="en" style:country-asian="US" style:font-weight-complex="bold"/>
    </style:style>
    <style:style style:name="P55" style:family="paragraph" style:parent-style-name="Heading_20_2">
      <style:paragraph-properties fo:margin-top="0.071cm" fo:margin-bottom="0cm" loext:contextual-spacing="false" fo:line-height="100%"/>
      <style:text-properties fo:color="#000000" style:font-name="Times New Roman" fo:font-size="12pt" fo:font-weight="bold" officeooo:paragraph-rsid="00032fa7" style:font-size-asian="12pt" style:font-weight-asian="bold" style:font-name-complex="Times New Roman1" style:font-size-complex="12pt" style:font-weight-complex="bold"/>
    </style:style>
    <style:style style:name="P56" style:family="paragraph" style:parent-style-name="HTML_20_Preformatted">
      <style:paragraph-properties fo:margin-top="0cm" fo:margin-bottom="0cm" loext:contextual-spacing="false" fo:line-height="100%"/>
      <style:text-properties style:font-name="Times New Roman" fo:font-size="12pt" officeooo:paragraph-rsid="00032fa7" style:font-size-asian="12pt" style:font-name-complex="Times New Roman1" style:font-size-complex="12pt"/>
    </style:style>
    <style:style style:name="T1" style:family="text">
      <style:text-properties fo:color="#000000"/>
    </style:style>
    <style:style style:name="T2" style:family="text">
      <style:text-properties fo:color="#000000" style:font-name="Times New Roman" fo:font-size="12pt" fo:font-weight="bold" style:font-size-asian="12pt" style:font-weight-asian="bold" style:font-name-complex="Times New Roman1" style:font-size-complex="12pt"/>
    </style:style>
    <style:style style:name="T3"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4" style:family="text">
      <style:text-properties fo:color="#000000" style:font-name="Times New Roman" fo:font-size="12pt" fo:font-weight="bold" officeooo:rsid="00032fa7" style:font-size-asian="12pt" style:font-weight-asian="bold" style:font-name-complex="Times New Roman1" style:font-size-complex="12pt"/>
    </style:style>
    <style:style style:name="T5" style:family="text">
      <style:text-properties fo:color="#000000" style:font-name="Times New Roman" fo:font-size="12pt" style:font-name-asian="Times New Roman1" style:font-size-asian="12pt" style:font-name-complex="Times New Roman1" style:font-size-complex="12pt"/>
    </style:style>
    <style:style style:name="T6" style:family="text">
      <style:text-properties fo:color="#000000" style:font-name="Times New Roman" fo:font-size="12pt" style:font-size-asian="12pt" style:font-name-complex="Times New Roman1" style:font-size-complex="12pt"/>
    </style:style>
    <style:style style:name="T7" style:family="text">
      <style:text-properties fo:color="#000000" style:font-name="Times New Roman" fo:font-size="12pt" style:font-size-asian="12pt" style:font-name-complex="Times New Roman1" style:font-size-complex="12pt" style:font-weight-complex="bold"/>
    </style:style>
    <style:style style:name="T8" style:family="text">
      <style:text-properties fo:color="#000000" style:font-name="Times New Roman" fo:font-size="12pt" style:text-underline-style="none" style:font-size-asian="12pt" style:font-name-complex="Times New Roman1" style:font-size-complex="12pt"/>
    </style:style>
    <style:style style:name="T9" style:family="text">
      <style:text-properties fo:color="#000000" style:font-name="Times New Roman" fo:font-size="11.5pt" style:font-size-asian="11.5pt" style:font-name-complex="Times New Roman1" style:font-size-complex="11.5pt"/>
    </style:style>
    <style:style style:name="T10" style:family="text">
      <style:text-properties fo:color="#000000" fo:font-weight="bold" style:font-weight-asian="bold" style:font-weight-complex="bold"/>
    </style:style>
    <style:style style:name="T11" style:family="text">
      <style:text-properties fo:color="#000000" fo:font-size="12pt" fo:font-weight="bold" style:font-size-asian="12pt" style:font-weight-asian="bold" style:font-size-complex="12pt" style:font-weight-complex="bold"/>
    </style:style>
    <style:style style:name="T12" style:family="text">
      <style:text-properties fo:color="#000000" fo:font-size="12pt" style:font-size-asian="12pt" style:font-size-complex="12pt"/>
    </style:style>
    <style:style style:name="T13" style:family="text">
      <style:text-properties style:font-name="Times New Roman" fo:font-size="12pt" fo:font-weight="bold" style:font-size-asian="12pt" style:font-weight-asian="bold" style:font-name-complex="Times New Roman1" style:font-size-complex="12pt" style:font-weight-complex="bold"/>
    </style:style>
    <style:style style:name="T14" style:family="text">
      <style:text-properties style:font-name="Times New Roman" fo:font-size="12pt" style:font-size-asian="12pt" style:font-name-complex="Times New Roman1" style:font-size-complex="12pt"/>
    </style:style>
    <style:style style:name="T15" style:family="text">
      <style:text-properties style:font-name="Times New Roman" fo:font-size="12pt" style:font-name-asian="Times New Roman1" style:font-size-asian="12pt" style:font-name-complex="Times New Roman1" style:font-size-complex="12pt"/>
    </style:style>
    <style:style style:name="T16" style:family="text">
      <style:text-properties fo:color="#666600" style:font-name="Times New Roman" fo:font-size="12pt" style:font-name-asian="Times New Roman1" style:font-size-asian="12pt" style:font-name-complex="Times New Roman1" style:font-size-complex="12pt"/>
    </style:style>
    <style:style style:name="T17" style:family="text">
      <style:text-properties fo:color="#666600" style:font-name="Times New Roman" fo:font-size="12pt" style:font-size-asian="12pt" style:font-name-complex="Times New Roman1" style:font-size-complex="12pt"/>
    </style:style>
    <style:style style:name="T18" style:family="text">
      <style:text-properties fo:color="#008800" style:font-name="Times New Roman" fo:font-size="12pt" style:font-name-asian="Times New Roman1" style:font-size-asian="12pt" style:font-name-complex="Times New Roman1" style:font-size-complex="12pt"/>
    </style:style>
    <style:style style:name="T19" style:family="text">
      <style:text-properties fo:color="#008800" style:font-name="Times New Roman" fo:font-size="12pt" style:font-size-asian="12pt" style:font-name-complex="Times New Roman1" style:font-size-complex="12pt"/>
    </style:style>
    <style:style style:name="T20" style:family="text">
      <style:text-properties fo:color="#006666" style:font-name="Times New Roman" fo:font-size="12pt" style:font-name-asian="Times New Roman1" style:font-size-asian="12pt" style:font-name-complex="Times New Roman1" style:font-size-complex="12pt"/>
    </style:style>
    <style:style style:name="T21" style:family="text">
      <style:text-properties fo:color="#006666" style:font-name="Times New Roman" fo:font-size="12pt" style:font-size-asian="12pt" style:font-name-complex="Times New Roman1" style:font-size-complex="12pt"/>
    </style:style>
    <style:style style:name="T22" style:family="text">
      <style:text-properties fo:color="#880000" style:font-name="Times New Roman" fo:font-size="12pt" style:font-size-asian="12pt" style:font-name-complex="Times New Roman1" style:font-size-complex="12pt"/>
    </style:style>
    <style:style style:name="T23" style:family="text">
      <style:text-properties fo:color="#000088" style:font-name="Times New Roman" fo:font-size="12pt" style:font-size-asian="12pt" style:font-name-complex="Times New Roman1" style:font-size-complex="12pt"/>
    </style:style>
    <style:style style:name="T24" style:family="text">
      <style:text-properties fo:color="#313131"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5" style:family="text">
      <style:text-properties fo:color="#313131" style:font-name="Times New Roman" fo:font-size="12pt" style:font-name-asian="Times New Roman1" style:font-size-asian="12pt" style:font-name-complex="Times New Roman1" style:font-size-complex="12pt"/>
    </style:style>
    <style:style style:name="T26" style:family="text">
      <style:text-properties fo:color="#313131" style:font-name="Times New Roman" fo:font-size="12pt" style:text-underline-style="none" style:font-size-asian="12pt" style:font-name-complex="Times New Roman1" style:font-size-complex="12pt"/>
    </style:style>
    <style:style style:name="T27" style:family="text">
      <style:text-properties style:font-name="Helvetica" fo:font-size="13pt" fo:background-color="#ffffff" loext:char-shading-value="0" style:font-name-asian="Calibri" style:font-size-asian="13pt" style:language-asian="en" style:country-asian="US" style:font-name-complex="Helvetica1" style:font-size-complex="13pt"/>
    </style:style>
    <style:style style:name="T28" style:family="text">
      <style:text-properties style:font-name="Helvetica" fo:font-size="13pt" officeooo:rsid="000682a5" fo:background-color="#ffffff" loext:char-shading-value="0" style:font-name-asian="Calibri" style:font-size-asian="13pt" style:language-asian="en" style:country-asian="US" style:font-name-complex="Helvetica1" style:font-size-complex="13pt"/>
    </style:style>
    <style:style style:name="T29" style:family="text">
      <style:text-properties style:font-name="Helvetica" fo:background-color="#ffffff" loext:char-shading-value="0" style:font-name-complex="Helvetica1"/>
    </style:style>
    <style:style style:name="T30" style:family="text">
      <style:text-properties style:font-name="Helvetica" style:text-underline-style="none" fo:font-weight="normal" fo:background-color="#ffffff" loext:char-shading-value="0" style:font-weight-asian="normal" style:font-name-complex="Helvetica1" style:font-weight-complex="normal"/>
    </style:style>
    <style:style style:name="T31" style:family="text">
      <style:text-properties officeooo:rsid="000abb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text:tab/><text:tab/><text:tab/><text:tab/><text:tab/> <text:s text:c="4"/></text:span><text:span text:style-name="T4">Experiment 3</text:span></text:p>
      <text:p text:style-name="P20"/>
      <text:p text:style-name="P8">Aim : Write python programs to understand List Tuple, Dictionaries and Arrays<text:bookmark text:name="_Hlk29391206"/></text:p>
      <text:p text:style-name="P8"/>
      <text:p text:style-name="P8">Theory: </text:p>
      <text:p text:style-name="P10"/>
      <text:p text:style-name="P10">[A ]List:</text:p>
      <text:p text:style-name="P18"><text:span text:style-name="T13"><text:s text:c="2"/><text:tab/></text:span><text:span text:style-name="T5">The list is the most versatile datatype available in Python, which can be written as a list of comma-separated values (items) between square brackets. Important thing about a list is that the items in a list need not be of the same type.</text:span></text:p>
      <text:p text:style-name="P35">Creating a list is as simple as putting different comma-separated values between square brackets. For example −</text:p>
      <text:p text:style-name="P6"><text:span text:style-name="T5">list1 </text:span><text:span text:style-name="T16">=</text:span><text:span text:style-name="T5"> </text:span><text:span text:style-name="T16">[</text:span><text:span text:style-name="T18">'physics'</text:span><text:span text:style-name="T16">,</text:span><text:span text:style-name="T5"> </text:span><text:span text:style-name="T18">'chemistry'</text:span><text:span text:style-name="T16">,</text:span><text:span text:style-name="T5"> </text:span><text:span text:style-name="T20">1997</text:span><text:span text:style-name="T16">,</text:span><text:span text:style-name="T5"> </text:span><text:span text:style-name="T20">2000</text:span><text:span text:style-name="T16">];</text:span></text:p>
      <text:p text:style-name="P6"><text:span text:style-name="T5">list2 </text:span><text:span text:style-name="T16">=</text:span><text:span text:style-name="T5"> </text:span><text:span text:style-name="T16">[</text:span><text:span text:style-name="T20">1</text:span><text:span text:style-name="T16">,</text:span><text:span text:style-name="T5"> </text:span><text:span text:style-name="T20">2</text:span><text:span text:style-name="T16">,</text:span><text:span text:style-name="T5"> </text:span><text:span text:style-name="T20">3</text:span><text:span text:style-name="T16">,</text:span><text:span text:style-name="T5"> </text:span><text:span text:style-name="T20">4</text:span><text:span text:style-name="T16">,</text:span><text:span text:style-name="T5"> </text:span><text:span text:style-name="T20">5</text:span><text:span text:style-name="T5"> </text:span><text:span text:style-name="T16">];</text:span></text:p>
      <text:p text:style-name="P6"><text:span text:style-name="T5">list3 </text:span><text:span text:style-name="T16">=</text:span><text:span text:style-name="T5"> </text:span><text:span text:style-name="T16">[</text:span><text:span text:style-name="T18">"a"</text:span><text:span text:style-name="T16">,</text:span><text:span text:style-name="T5"> </text:span><text:span text:style-name="T18">"b"</text:span><text:span text:style-name="T16">,</text:span><text:span text:style-name="T5"> </text:span><text:span text:style-name="T18">"c"</text:span><text:span text:style-name="T16">,</text:span><text:span text:style-name="T5"> </text:span><text:span text:style-name="T18">"d"</text:span><text:span text:style-name="T16">];</text:span></text:p>
      <text:p text:style-name="P35">Similar to string indices, list indices start at 0, and lists can be sliced, concatenated and so on.</text:p>
      <text:h text:style-name="P12" text:outline-level="2">Accessing Values in Lists</text:h>
      <text:p text:style-name="P53">To access values in lists, use the square brackets for slicing along with the index or indices to obtain value available at that index. For example −</text:p>
      <text:p text:style-name="P10"/>
      <text:p text:style-name="P1"><text:span text:style-name="com"><text:span text:style-name="T22">#!/usr/bin/python3</text:span></text:span></text:p>
      <text:p text:style-name="P2"><text:span text:style-name="pln"/></text:p>
      <text:p text:style-name="P1"><text:span text:style-name="pln"><text:span text:style-name="T6">list1 </text:span></text:span><text:span text:style-name="pun"><text:span text:style-name="T17">=</text:span></text:span><text:span text:style-name="pln"><text:span text:style-name="T6"> </text:span></text:span><text:span text:style-name="pun"><text:span text:style-name="T17">[</text:span></text:span><text:span text:style-name="str"><text:span text:style-name="T19">'physics'</text:span></text:span><text:span text:style-name="pun"><text:span text:style-name="T17">,</text:span></text:span><text:span text:style-name="pln"><text:span text:style-name="T6"> </text:span></text:span><text:span text:style-name="str"><text:span text:style-name="T19">'chemistry'</text:span></text:span><text:span text:style-name="pun"><text:span text:style-name="T17">,</text:span></text:span><text:span text:style-name="pln"><text:span text:style-name="T6"> </text:span></text:span><text:span text:style-name="lit"><text:span text:style-name="T21">1997</text:span></text:span><text:span text:style-name="pun"><text:span text:style-name="T17">,</text:span></text:span><text:span text:style-name="pln"><text:span text:style-name="T6"> </text:span></text:span><text:span text:style-name="lit"><text:span text:style-name="T21">2000</text:span></text:span><text:span text:style-name="pun"><text:span text:style-name="T17">]</text:span></text:span></text:p>
      <text:p text:style-name="P1"><text:span text:style-name="pln"><text:span text:style-name="T6">list2 </text:span></text:span><text:span text:style-name="pun"><text:span text:style-name="T17">=</text:span></text:span><text:span text:style-name="pln"><text:span text:style-name="T6"> </text:span></text:span><text:span text:style-name="pun"><text:span text:style-name="T17">[</text:span></text:span><text:span text:style-name="lit"><text:span text:style-name="T21">1</text:span></text:span><text:span text:style-name="pun"><text:span text:style-name="T17">,</text:span></text:span><text:span text:style-name="pln"><text:span text:style-name="T6"> </text:span></text:span><text:span text:style-name="lit"><text:span text:style-name="T21">2</text:span></text:span><text:span text:style-name="pun"><text:span text:style-name="T17">,</text:span></text:span><text:span text:style-name="pln"><text:span text:style-name="T6"> </text:span></text:span><text:span text:style-name="lit"><text:span text:style-name="T21">3</text:span></text:span><text:span text:style-name="pun"><text:span text:style-name="T17">,</text:span></text:span><text:span text:style-name="pln"><text:span text:style-name="T6"> </text:span></text:span><text:span text:style-name="lit"><text:span text:style-name="T21">4</text:span></text:span><text:span text:style-name="pun"><text:span text:style-name="T17">,</text:span></text:span><text:span text:style-name="pln"><text:span text:style-name="T6"> </text:span></text:span><text:span text:style-name="lit"><text:span text:style-name="T21">5</text:span></text:span><text:span text:style-name="pun"><text:span text:style-name="T17">,</text:span></text:span><text:span text:style-name="pln"><text:span text:style-name="T6"> </text:span></text:span><text:span text:style-name="lit"><text:span text:style-name="T21">6</text:span></text:span><text:span text:style-name="pun"><text:span text:style-name="T17">,</text:span></text:span><text:span text:style-name="pln"><text:span text:style-name="T6"> </text:span></text:span><text:span text:style-name="lit"><text:span text:style-name="T21">7</text:span></text:span><text:span text:style-name="pln"><text:span text:style-name="T6"> </text:span></text:span><text:span text:style-name="pun"><text:span text:style-name="T17">]</text:span></text:span></text:p>
      <text:p text:style-name="P2"/>
      <text:p text:style-name="P1"><text:span text:style-name="kwd"><text:span text:style-name="T23">print</text:span></text:span><text:span text:style-name="pln"><text:span text:style-name="T6"> </text:span></text:span><text:span text:style-name="pun"><text:span text:style-name="T17">(</text:span></text:span><text:span text:style-name="str"><text:span text:style-name="T19">"list1[0]: "</text:span></text:span><text:span text:style-name="pun"><text:span text:style-name="T17">,</text:span></text:span><text:span text:style-name="pln"><text:span text:style-name="T6"> list1</text:span></text:span><text:span text:style-name="pun"><text:span text:style-name="T17">[</text:span></text:span><text:span text:style-name="lit"><text:span text:style-name="T21">0</text:span></text:span><text:span text:style-name="pun"><text:span text:style-name="T17">])</text:span></text:span></text:p>
      <text:p text:style-name="P1"><text:span text:style-name="kwd"><text:span text:style-name="T23">print</text:span></text:span><text:span text:style-name="pln"><text:span text:style-name="T6"> </text:span></text:span><text:span text:style-name="pun"><text:span text:style-name="T17">(</text:span></text:span><text:span text:style-name="str"><text:span text:style-name="T19">"list2[1:5]: "</text:span></text:span><text:span text:style-name="pun"><text:span text:style-name="T17">,</text:span></text:span><text:span text:style-name="pln"><text:span text:style-name="T6"> list2</text:span></text:span><text:span text:style-name="pun"><text:span text:style-name="T17">[</text:span></text:span><text:span text:style-name="lit"><text:span text:style-name="T21">1</text:span></text:span><text:span text:style-name="pun"><text:span text:style-name="T17">:</text:span></text:span><text:span text:style-name="lit"><text:span text:style-name="T21">5</text:span></text:span><text:span text:style-name="pun"><text:span text:style-name="T17">])</text:span></text:span></text:p>
      <text:p text:style-name="P53">When the above code is executed, it produces the following result −</text:p>
      <text:p text:style-name="P3">list1[0]: <text:s/>physics</text:p>
      <text:p text:style-name="P3">list2[1:5]: <text:s/>[2, 3, 4, 5]</text:p>
      <text:h text:style-name="P12" text:outline-level="2"/>
      <text:h text:style-name="P12" text:outline-level="2">Updating Lists</text:h>
      <text:p text:style-name="P53">You can update single or multiple elements of lists by giving the slice on the left-hand side of the assignment operator, and you can add to elements in a list with the append() method. For example −</text:p>
      <text:p text:style-name="P4"><text:span text:style-name="com"><text:span text:style-name="T22">#!/usr/bin/python3</text:span></text:span></text:p>
      <text:p text:style-name="P5"><text:span text:style-name="pln"/></text:p>
      <text:p text:style-name="P4"><text:span text:style-name="pln"><text:span text:style-name="T6">list </text:span></text:span><text:span text:style-name="pun"><text:span text:style-name="T17">=</text:span></text:span><text:span text:style-name="pln"><text:span text:style-name="T6"> </text:span></text:span><text:span text:style-name="pun"><text:span text:style-name="T17">[</text:span></text:span><text:span text:style-name="str"><text:span text:style-name="T19">'physics'</text:span></text:span><text:span text:style-name="pun"><text:span text:style-name="T17">,</text:span></text:span><text:span text:style-name="pln"><text:span text:style-name="T6"> </text:span></text:span><text:span text:style-name="str"><text:span text:style-name="T19">'chemistry'</text:span></text:span><text:span text:style-name="pun"><text:span text:style-name="T17">,</text:span></text:span><text:span text:style-name="pln"><text:span text:style-name="T6"> </text:span></text:span><text:span text:style-name="lit"><text:span text:style-name="T21">1997</text:span></text:span><text:span text:style-name="pun"><text:span text:style-name="T17">,</text:span></text:span><text:span text:style-name="pln"><text:span text:style-name="T6"> </text:span></text:span><text:span text:style-name="lit"><text:span text:style-name="T21">2000</text:span></text:span><text:span text:style-name="pun"><text:span text:style-name="T17">]</text:span></text:span></text:p>
      <text:p text:style-name="P4"><text:span text:style-name="kwd"><text:span text:style-name="T23">print</text:span></text:span><text:span text:style-name="pln"><text:span text:style-name="T6"> </text:span></text:span><text:span text:style-name="pun"><text:span text:style-name="T17">(</text:span></text:span><text:span text:style-name="str"><text:span text:style-name="T19">"Value available at index 2 : "</text:span></text:span><text:span text:style-name="pun"><text:span text:style-name="T17">,</text:span></text:span><text:span text:style-name="pln"><text:span text:style-name="T6"> list</text:span></text:span><text:span text:style-name="pun"><text:span text:style-name="T17">[</text:span></text:span><text:span text:style-name="lit"><text:span text:style-name="T21">2</text:span></text:span><text:span text:style-name="pun"><text:span text:style-name="T17">])</text:span></text:span></text:p>
      <text:p text:style-name="P5"><text:span text:style-name="pln"/></text:p>
      <text:p text:style-name="P4"><text:span text:style-name="pln"><text:span text:style-name="T6">list</text:span></text:span><text:span text:style-name="pun"><text:span text:style-name="T17">[</text:span></text:span><text:span text:style-name="lit"><text:span text:style-name="T21">2</text:span></text:span><text:span text:style-name="pun"><text:span text:style-name="T17">]</text:span></text:span><text:span text:style-name="pln"><text:span text:style-name="T6"> </text:span></text:span><text:span text:style-name="pun"><text:span text:style-name="T17">=</text:span></text:span><text:span text:style-name="pln"><text:span text:style-name="T6"> </text:span></text:span><text:span text:style-name="lit"><text:span text:style-name="T21">2001</text:span></text:span></text:p>
      <text:p text:style-name="P4"><text:span text:style-name="kwd"><text:span text:style-name="T23">print</text:span></text:span><text:span text:style-name="pln"><text:span text:style-name="T6"> </text:span></text:span><text:span text:style-name="pun"><text:span text:style-name="T17">(</text:span></text:span><text:span text:style-name="str"><text:span text:style-name="T19">"New value available at index 2 : "</text:span></text:span><text:span text:style-name="pun"><text:span text:style-name="T17">,</text:span></text:span><text:span text:style-name="pln"><text:span text:style-name="T6"> list</text:span></text:span><text:span text:style-name="pun"><text:span text:style-name="T17">[</text:span></text:span><text:span text:style-name="lit"><text:span text:style-name="T21">2</text:span></text:span><text:span text:style-name="pun"><text:span text:style-name="T17">])</text:span></text:span></text:p>
      <text:p text:style-name="P14"><text:soft-page-break/><text:span text:style-name="T10">Note</text:span><text:span text:style-name="T1"> − The append() method is discussed in the subsequent section.</text:span></text:p>
      <text:p text:style-name="P53">When the above code is executed, it produces the following result −</text:p>
      <text:p text:style-name="P3">Value available at index 2 : <text:s/>1997</text:p>
      <text:p text:style-name="P3">New value available at index 2 : <text:s/>2001</text:p>
      <text:p text:style-name="P3"/>
      <text:h text:style-name="P12" text:outline-level="2">Delete List Elements</text:h>
      <text:p text:style-name="P14"><text:span text:style-name="T1">To remove a list element, you can use either the </text:span><text:span text:style-name="T10">del</text:span><text:span text:style-name="T1"> statement if you know exactly which element(s) you are deleting. You can use the remove() method if you do not know exactly which items to delete. For example −</text:span> </text:p>
      <text:p text:style-name="P4"><text:span text:style-name="com"><text:span text:style-name="T22">#!/usr/bin/python3</text:span></text:span></text:p>
      <text:p text:style-name="P5"><text:span text:style-name="pln"/></text:p>
      <text:p text:style-name="P4"><text:span text:style-name="pln"><text:span text:style-name="T6">list </text:span></text:span><text:span text:style-name="pun"><text:span text:style-name="T17">=</text:span></text:span><text:span text:style-name="pln"><text:span text:style-name="T6"> </text:span></text:span><text:span text:style-name="pun"><text:span text:style-name="T17">[</text:span></text:span><text:span text:style-name="str"><text:span text:style-name="T19">'physics'</text:span></text:span><text:span text:style-name="pun"><text:span text:style-name="T17">,</text:span></text:span><text:span text:style-name="pln"><text:span text:style-name="T6"> </text:span></text:span><text:span text:style-name="str"><text:span text:style-name="T19">'chemistry'</text:span></text:span><text:span text:style-name="pun"><text:span text:style-name="T17">,</text:span></text:span><text:span text:style-name="pln"><text:span text:style-name="T6"> </text:span></text:span><text:span text:style-name="lit"><text:span text:style-name="T21">1997</text:span></text:span><text:span text:style-name="pun"><text:span text:style-name="T17">,</text:span></text:span><text:span text:style-name="pln"><text:span text:style-name="T6"> </text:span></text:span><text:span text:style-name="lit"><text:span text:style-name="T21">2000</text:span></text:span><text:span text:style-name="pun"><text:span text:style-name="T17">]</text:span></text:span></text:p>
      <text:p text:style-name="P4"><text:span text:style-name="kwd"><text:span text:style-name="T23">print</text:span></text:span><text:span text:style-name="pln"><text:span text:style-name="T6"> </text:span></text:span><text:span text:style-name="pun"><text:span text:style-name="T17">(</text:span></text:span><text:span text:style-name="pln"><text:span text:style-name="T6">list</text:span></text:span><text:span text:style-name="pun"><text:span text:style-name="T17">)</text:span></text:span></text:p>
      <text:p text:style-name="P5"><text:span text:style-name="pln"/></text:p>
      <text:p text:style-name="P4"><text:span text:style-name="kwd"><text:span text:style-name="T23">del</text:span></text:span><text:span text:style-name="pln"><text:span text:style-name="T6"> list</text:span></text:span><text:span text:style-name="pun"><text:span text:style-name="T17">[</text:span></text:span><text:span text:style-name="lit"><text:span text:style-name="T21">2</text:span></text:span><text:span text:style-name="pun"><text:span text:style-name="T17">]</text:span></text:span></text:p>
      <text:p text:style-name="P4"><text:span text:style-name="kwd"><text:span text:style-name="T23">print</text:span></text:span><text:span text:style-name="pln"><text:span text:style-name="T6"> </text:span></text:span><text:span text:style-name="pun"><text:span text:style-name="T17">(</text:span></text:span><text:span text:style-name="str"><text:span text:style-name="T19">"After deleting value at index 2 : "</text:span></text:span><text:span text:style-name="pun"><text:span text:style-name="T17">,</text:span></text:span><text:span text:style-name="pln"><text:span text:style-name="T6"> list</text:span></text:span><text:span text:style-name="pun"><text:span text:style-name="T17">)</text:span></text:span></text:p>
      <text:p text:style-name="P53">When the above code is executed, it produces the following result −</text:p>
      <text:p text:style-name="P3">['physics', 'chemistry', 1997, 2000]</text:p>
      <text:p text:style-name="P3"/>
      <text:p text:style-name="P3">After deleting value at index 2 : <text:s/>['physics', 'chemistry', 2000]</text:p>
      <text:p text:style-name="P8"/>
      <text:p text:style-name="P35">ython includes the following list functions −</text:p>
      <table:table table:name="Table12" table:style-name="Table12">
        <table:table-column table:style-name="Table12.A"/>
        <table:table-column table:style-name="Table12.B"/>
        <table:table-row table:style-name="Table12.1">
          <table:table-cell table:style-name="Table12.A1" office:value-type="string">
            <text:p text:style-name="P27">Sr.No.</text:p>
          </table:table-cell>
          <table:table-cell table:style-name="Table12.A1" office:value-type="string">
            <text:p text:style-name="P27">Function &amp; Description</text:p>
          </table:table-cell>
        </table:table-row>
        <table:table-row table:style-name="Table12.1">
          <table:table-cell table:style-name="Table12.A2" office:value-type="string">
            <text:p text:style-name="P29">1</text:p>
          </table:table-cell>
          <table:table-cell table:style-name="Table12.A2" office:value-type="string">
            <text:p text:style-name="P11"><text:a xlink:type="simple" xlink:href="https://www.tutorialspoint.com/python3/list_cmp.htm" text:style-name="Internet_20_link" text:visited-style-name="Visited_20_Internet_20_Link"><text:span text:style-name="T24">cmp(list1, list2)</text:span></text:a><text:span text:style-name="T15"> : </text:span><text:span text:style-name="T5">No longer available in Python 3.</text:span></text:p>
          </table:table-cell>
        </table:table-row>
        <table:table-row table:style-name="Table12.1">
          <table:table-cell table:style-name="Table12.A2" office:value-type="string">
            <text:p text:style-name="P29">2</text:p>
          </table:table-cell>
          <table:table-cell table:style-name="Table12.A2" office:value-type="string">
            <text:p text:style-name="P11"><text:a xlink:type="simple" xlink:href="https://www.tutorialspoint.com/python3/list_len.htm" text:style-name="Internet_20_link" text:visited-style-name="Visited_20_Internet_20_Link"><text:span text:style-name="T24">len(list)</text:span></text:a><text:span text:style-name="T15"> : </text:span><text:span text:style-name="T5">Gives the total length of the list.</text:span></text:p>
          </table:table-cell>
        </table:table-row>
        <table:table-row table:style-name="Table12.1">
          <table:table-cell table:style-name="Table12.A2" office:value-type="string">
            <text:p text:style-name="P29">3</text:p>
          </table:table-cell>
          <table:table-cell table:style-name="Table12.A2" office:value-type="string">
            <text:p text:style-name="P11"><text:a xlink:type="simple" xlink:href="https://www.tutorialspoint.com/python3/list_max.htm" text:style-name="Internet_20_link" text:visited-style-name="Visited_20_Internet_20_Link"><text:span text:style-name="T24">max(list)</text:span></text:a><text:span text:style-name="T15"> : </text:span><text:span text:style-name="T5">Returns item from the list with max value.</text:span></text:p>
          </table:table-cell>
        </table:table-row>
        <table:table-row table:style-name="Table12.1">
          <table:table-cell table:style-name="Table12.A2" office:value-type="string">
            <text:p text:style-name="P29">4</text:p>
          </table:table-cell>
          <table:table-cell table:style-name="Table12.A2" office:value-type="string">
            <text:p text:style-name="P11"><text:a xlink:type="simple" xlink:href="https://www.tutorialspoint.com/python3/list_min.htm" text:style-name="Internet_20_link" text:visited-style-name="Visited_20_Internet_20_Link"><text:span text:style-name="T24">min(list)</text:span></text:a><text:span text:style-name="T15"> : </text:span><text:span text:style-name="T5">Returns item from the list with min value.</text:span></text:p>
          </table:table-cell>
        </table:table-row>
        <table:table-row table:style-name="Table12.1">
          <table:table-cell table:style-name="Table12.A2" office:value-type="string">
            <text:p text:style-name="P29">5</text:p>
          </table:table-cell>
          <table:table-cell table:style-name="Table12.A2" office:value-type="string">
            <text:p text:style-name="P11"><text:a xlink:type="simple" xlink:href="https://www.tutorialspoint.com/python3/list_list.htm" text:style-name="Internet_20_link" text:visited-style-name="Visited_20_Internet_20_Link"><text:span text:style-name="T24">list(seq)</text:span></text:a><text:span text:style-name="T15"> : </text:span><text:span text:style-name="T5">Converts a tuple into list.</text:span></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35">Python includes the following list methods −</text:p>
      <table:table table:name="Table13" table:style-name="Table13">
        <table:table-column table:style-name="Table13.A"/>
        <table:table-column table:style-name="Table13.B"/>
        <text:soft-page-break/>
        <table:table-row table:style-name="Table13.1">
          <table:table-cell table:style-name="Table13.A1" office:value-type="string">
            <text:p text:style-name="P28">Sr</text:p>
          </table:table-cell>
          <table:table-cell table:style-name="Table13.A1" office:value-type="string">
            <text:p text:style-name="P28">Methods &amp; Description</text:p>
          </table:table-cell>
        </table:table-row>
        <table:table-row table:style-name="Table13.2">
          <table:table-cell table:style-name="Table13.A2" office:value-type="string">
            <text:p text:style-name="P30">1</text:p>
          </table:table-cell>
          <table:table-cell table:style-name="Table13.A2" office:value-type="string">
            <text:p text:style-name="P7"><text:a xlink:type="simple" xlink:href="https://www.tutorialspoint.com/python3/list_append.htm" text:style-name="Internet_20_link" text:visited-style-name="Visited_20_Internet_20_Link"><text:span text:style-name="T25">list.append(obj)</text:span></text:a><text:span text:style-name="T15"> : </text:span><text:span text:style-name="T5">Appends object obj to list</text:span></text:p>
          </table:table-cell>
        </table:table-row>
        <table:table-row table:style-name="Table13.3">
          <table:table-cell table:style-name="Table13.A2" office:value-type="string">
            <text:p text:style-name="P30">2</text:p>
          </table:table-cell>
          <table:table-cell table:style-name="Table13.A2" office:value-type="string">
            <text:p text:style-name="P7"><text:a xlink:type="simple" xlink:href="https://www.tutorialspoint.com/python3/list_count.htm" text:style-name="Internet_20_link" text:visited-style-name="Visited_20_Internet_20_Link"><text:span text:style-name="T25">list.count(obj)</text:span></text:a><text:span text:style-name="T15"> : </text:span><text:span text:style-name="T5">Returns count of how many times obj occurs in list</text:span></text:p>
          </table:table-cell>
        </table:table-row>
        <table:table-row table:style-name="Table13.4">
          <table:table-cell table:style-name="Table13.A2" office:value-type="string">
            <text:p text:style-name="P30">3</text:p>
          </table:table-cell>
          <table:table-cell table:style-name="Table13.A2" office:value-type="string">
            <text:p text:style-name="P7"><text:a xlink:type="simple" xlink:href="https://www.tutorialspoint.com/python3/list_extend.htm" text:style-name="Internet_20_link" text:visited-style-name="Visited_20_Internet_20_Link"><text:span text:style-name="T25">list.extend(seq)</text:span></text:a><text:span text:style-name="T15"> : </text:span><text:span text:style-name="T5">Appends the contents of seq to list</text:span></text:p>
          </table:table-cell>
        </table:table-row>
        <table:table-row table:style-name="Table13.5">
          <table:table-cell table:style-name="Table13.A2" office:value-type="string">
            <text:p text:style-name="P30">4</text:p>
          </table:table-cell>
          <table:table-cell table:style-name="Table13.A2" office:value-type="string">
            <text:p text:style-name="P7"><text:a xlink:type="simple" xlink:href="https://www.tutorialspoint.com/python3/list_index.htm" text:style-name="Internet_20_link" text:visited-style-name="Visited_20_Internet_20_Link"><text:span text:style-name="T25">list.index(obj)</text:span></text:a><text:span text:style-name="T15"> : <text:s/></text:span><text:span text:style-name="T5">Returns the lowest index in list that obj appears</text:span></text:p>
          </table:table-cell>
        </table:table-row>
        <table:table-row table:style-name="Table13.6">
          <table:table-cell table:style-name="Table13.A2" office:value-type="string">
            <text:p text:style-name="P30">5</text:p>
          </table:table-cell>
          <table:table-cell table:style-name="Table13.A2" office:value-type="string">
            <text:p text:style-name="P7"><text:a xlink:type="simple" xlink:href="https://www.tutorialspoint.com/python3/list_insert.htm" text:style-name="Internet_20_link" text:visited-style-name="Visited_20_Internet_20_Link"><text:span text:style-name="T25">list.insert(index, obj)</text:span></text:a><text:span text:style-name="T15"> : </text:span><text:span text:style-name="T5">Inserts object obj into list at offset index</text:span></text:p>
          </table:table-cell>
        </table:table-row>
        <table:table-row table:style-name="Table13.7">
          <table:table-cell table:style-name="Table13.A2" office:value-type="string">
            <text:p text:style-name="P30">6</text:p>
          </table:table-cell>
          <table:table-cell table:style-name="Table13.A2" office:value-type="string">
            <text:p text:style-name="P7"><text:a xlink:type="simple" xlink:href="https://www.tutorialspoint.com/python3/list_pop.htm" text:style-name="Internet_20_link" text:visited-style-name="Visited_20_Internet_20_Link"><text:span text:style-name="T25">list.pop(obj = list[-1])</text:span></text:a><text:span text:style-name="T15"> : </text:span><text:span text:style-name="T5">Removes and returns last object or obj from list</text:span></text:p>
          </table:table-cell>
        </table:table-row>
        <table:table-row table:style-name="Table13.8">
          <table:table-cell table:style-name="Table13.A2" office:value-type="string">
            <text:p text:style-name="P30">7</text:p>
          </table:table-cell>
          <table:table-cell table:style-name="Table13.A2" office:value-type="string">
            <text:p text:style-name="P7"><text:a xlink:type="simple" xlink:href="https://www.tutorialspoint.com/python3/list_remove.htm" text:style-name="Internet_20_link" text:visited-style-name="Visited_20_Internet_20_Link"><text:span text:style-name="T25">list.remove(obj)</text:span></text:a><text:span text:style-name="T15"> : </text:span><text:span text:style-name="T5">Removes object obj from list</text:span></text:p>
          </table:table-cell>
        </table:table-row>
        <table:table-row table:style-name="Table13.9">
          <table:table-cell table:style-name="Table13.A2" office:value-type="string">
            <text:p text:style-name="P30">8</text:p>
          </table:table-cell>
          <table:table-cell table:style-name="Table13.A2" office:value-type="string">
            <text:p text:style-name="P7"><text:a xlink:type="simple" xlink:href="https://www.tutorialspoint.com/python3/list_reverse.htm" text:style-name="Internet_20_link" text:visited-style-name="Visited_20_Internet_20_Link"><text:span text:style-name="T25">list.reverse()</text:span></text:a><text:span text:style-name="T15"> : </text:span><text:span text:style-name="T5">Reverses objects of list in place</text:span></text:p>
          </table:table-cell>
        </table:table-row>
        <table:table-row table:style-name="Table13.10">
          <table:table-cell table:style-name="Table13.A2" office:value-type="string">
            <text:p text:style-name="P30">9</text:p>
          </table:table-cell>
          <table:table-cell table:style-name="Table13.A2" office:value-type="string">
            <text:p text:style-name="P7"><text:a xlink:type="simple" xlink:href="https://www.tutorialspoint.com/python3/list_sort.htm" text:style-name="Internet_20_link" text:visited-style-name="Visited_20_Internet_20_Link"><text:span text:style-name="T25">list.sort([func])</text:span></text:a><text:span text:style-name="T15"> : </text:span><text:span text:style-name="T5">Sorts objects of list, use compare func if given</text:span></text:p>
          </table:table-cell>
        </table:table-row>
      </table:table>
      <text:p text:style-name="P8"/>
      <text:p text:style-name="P8"/>
      <text:p text:style-name="P8">[B] Tuple:</text:p>
      <text:p text:style-name="P8"/>
      <text:p text:style-name="P9">A tuple is a sequence of immutable Python objects. Tuples are sequences, just like lists. The main difference between the tuples and the lists is that the tuples cannot be changed unlike lists. Tuples use parentheses, whereas lists use square brackets.</text:p>
      <text:p text:style-name="P9"/>
      <text:p text:style-name="P9">Creating a tuple is as simple as putting different comma-separated values. Optionally, you can put these comma-separated values between parentheses also. For example −</text:p>
      <text:p text:style-name="P9"/>
      <text:p text:style-name="P9">tup1 = ('physics', 'chemistry', 1997, 2000)</text:p>
      <text:p text:style-name="P9">tup2 = (1, 2, 3, 4, 5 )</text:p>
      <text:p text:style-name="P9">tup3 = "a", "b", "c", "d"</text:p>
      <text:p text:style-name="P36">The empty tuple is written as two parentheses containing nothing −</text:p>
      <text:p text:style-name="P9"/>
      <text:p text:style-name="P9">tup1 = ();</text:p>
      <text:p text:style-name="P9">To write a tuple containing a single value you have to include a comma, even though there is only one value −</text:p>
      <text:p text:style-name="P9"/>
      <text:p text:style-name="P9">tup1 = (50,)</text:p>
      <text:p text:style-name="P9">Like string indices, tuple indices start at 0, and they can be sliced, concatenated, and so on.</text:p>
      <text:p text:style-name="P9"/>
      <text:p text:style-name="P9"/>
      <text:p text:style-name="P8">Accessing Values in Tuples</text:p>
      <text:p text:style-name="P9"/>
      <text:p text:style-name="P9">To access values in tuple, use the square brackets for slicing along with the index or indices to obtain the value available at that index. For example −</text:p>
      <text:p text:style-name="P9"/>
      <text:p text:style-name="P9"><text:soft-page-break/><text:s text:c="2"/>#!/usr/bin/python3</text:p>
      <text:p text:style-name="P9"/>
      <text:p text:style-name="P9">tup1 = ('physics', 'chemistry', 1997, 2000)</text:p>
      <text:p text:style-name="P9">tup2 = (1, 2, 3, 4, 5, 6, 7 )</text:p>
      <text:p text:style-name="P9"/>
      <text:p text:style-name="P9">print ("tup1[0]: ", tup1[0])</text:p>
      <text:p text:style-name="P9">print ("tup2[1:5]: ", tup2[1:5])</text:p>
      <text:p text:style-name="P9">When the above code is executed, it produces the following result −</text:p>
      <text:p text:style-name="P9"/>
      <text:p text:style-name="P9">tup1[0]: <text:s/>physics</text:p>
      <text:p text:style-name="P9">tup2[1:5]: <text:s/>(2, 3, 4, 5)</text:p>
      <text:p text:style-name="P9"/>
      <text:p text:style-name="P8">Updating Tuples</text:p>
      <text:p text:style-name="P9"/>
      <text:p text:style-name="P9">Tuples are immutable, which means you cannot update or change the values of tuple elements. You are able to take portions of the existing tuples to create new tuples as the following example demonstrates −</text:p>
      <text:p text:style-name="P9"><text:s/></text:p>
      <text:p text:style-name="P9">#!/usr/bin/python3</text:p>
      <text:p text:style-name="P9"/>
      <text:p text:style-name="P9">tup1 = (12, 34.56)</text:p>
      <text:p text:style-name="P9">tup2 = ('abc', 'xyz')</text:p>
      <text:p text:style-name="P9"/>
      <text:p text:style-name="P9"># Following action is not valid for tuples</text:p>
      <text:p text:style-name="P9"># tup1[0] = 100;</text:p>
      <text:p text:style-name="P9"/>
      <text:p text:style-name="P9"># So let's create a new tuple as follows</text:p>
      <text:p text:style-name="P9">tup3 = tup1 + tup2</text:p>
      <text:p text:style-name="P9">print (tup3)</text:p>
      <text:p text:style-name="P9">When the above code is executed, it produces the following result −</text:p>
      <text:p text:style-name="P9"/>
      <text:p text:style-name="P9">(12, 34.56, 'abc', 'xyz')</text:p>
      <text:p text:style-name="P9"/>
      <text:p text:style-name="P8">Delete Tuple Elements</text:p>
      <text:p text:style-name="P9"/>
      <text:p text:style-name="P9">Removing individual tuple elements is not possible. There is, of course, nothing wrong with putting together another tuple with the undesired elements discarded.</text:p>
      <text:p text:style-name="P9"/>
      <text:p text:style-name="P9"/>
      <text:p text:style-name="P9"/>
      <text:p text:style-name="P9"/>
      <text:p text:style-name="P8">To explicitly remove an entire tuple, just use the del statement. For example −</text:p>
      <text:p text:style-name="P9"/>
      <text:p text:style-name="P9">#!/usr/bin/python3</text:p>
      <text:p text:style-name="P9"/>
      <text:p text:style-name="P9">tup = ('physics', 'chemistry', 1997, 2000);</text:p>
      <text:p text:style-name="P9"/>
      <text:p text:style-name="P9">print (tup)</text:p>
      <text:p text:style-name="P9">del tup;</text:p>
      <text:p text:style-name="P9"><text:soft-page-break/>print ("After deleting tup : ")</text:p>
      <text:p text:style-name="P9">print (tup)</text:p>
      <text:p text:style-name="P9">This produces the following result.</text:p>
      <text:p text:style-name="P9"/>
      <text:p text:style-name="P8">Note − An exception is raised. This is because after del tup, tuple does not exist anymore.</text:p>
      <text:p text:style-name="P9"/>
      <text:p text:style-name="P9">('physics', 'chemistry', 1997, 2000)</text:p>
      <text:p text:style-name="P9">After deleting tup :</text:p>
      <text:p text:style-name="P9">Traceback (most recent call last):</text:p>
      <text:p text:style-name="P9"><text:s text:c="3"/>File "test.py", line 9, in &lt;module&gt;</text:p>
      <text:p text:style-name="P9"><text:s text:c="6"/>print tup;</text:p>
      <text:p text:style-name="P9"/>
      <text:p text:style-name="P9">NameError: name 'tup' is not defined</text:p>
      <text:p text:style-name="P8"/>
      <text:h text:style-name="P12" text:outline-level="2">Basic Tuples Operations</text:h>
      <text:p text:style-name="P54">Tuples respond to the + and * operators much like strings; they mean concatenation and repetition here too, except that the result is a new tuple, not a string.</text:p>
      <text:p text:style-name="P37">In fact, tuples respond to all of the general sequence operations we used on strings in the previous chapter.</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4">Python Expression</text:p>
          </table:table-cell>
          <table:table-cell table:style-name="Table14.A1" office:value-type="string">
            <text:p text:style-name="P34">Results</text:p>
          </table:table-cell>
          <table:table-cell table:style-name="Table14.A1" office:value-type="string">
            <text:p text:style-name="P34">Description</text:p>
          </table:table-cell>
        </table:table-row>
        <table:table-row table:style-name="Table14.2">
          <table:table-cell table:style-name="Table14.A2" office:value-type="string">
            <text:p text:style-name="P31">len((1, 2, 3))</text:p>
          </table:table-cell>
          <table:table-cell table:style-name="Table14.A2" office:value-type="string">
            <text:p text:style-name="P31">3</text:p>
          </table:table-cell>
          <table:table-cell table:style-name="Table14.A2" office:value-type="string">
            <text:p text:style-name="P31">Length</text:p>
          </table:table-cell>
        </table:table-row>
        <table:table-row table:style-name="Table14.1">
          <table:table-cell table:style-name="Table14.A2" office:value-type="string">
            <text:p text:style-name="P31">(1, 2, 3) + (4, 5, 6)</text:p>
          </table:table-cell>
          <table:table-cell table:style-name="Table14.A2" office:value-type="string">
            <text:p text:style-name="P31">(1, 2, 3, 4, 5, 6)</text:p>
          </table:table-cell>
          <table:table-cell table:style-name="Table14.A2" office:value-type="string">
            <text:p text:style-name="P31">Concatenation</text:p>
          </table:table-cell>
        </table:table-row>
        <table:table-row table:style-name="Table14.1">
          <table:table-cell table:style-name="Table14.A2" office:value-type="string">
            <text:p text:style-name="P31">('Hi!',) * 4</text:p>
          </table:table-cell>
          <table:table-cell table:style-name="Table14.A2" office:value-type="string">
            <text:p text:style-name="P31">('Hi!', 'Hi!', 'Hi!', 'Hi!')</text:p>
          </table:table-cell>
          <table:table-cell table:style-name="Table14.A2" office:value-type="string">
            <text:p text:style-name="P31">Repetition</text:p>
          </table:table-cell>
        </table:table-row>
        <table:table-row table:style-name="Table14.1">
          <table:table-cell table:style-name="Table14.A2" office:value-type="string">
            <text:p text:style-name="P31">3 in (1, 2, 3)</text:p>
          </table:table-cell>
          <table:table-cell table:style-name="Table14.A2" office:value-type="string">
            <text:p text:style-name="P31">True</text:p>
          </table:table-cell>
          <table:table-cell table:style-name="Table14.A2" office:value-type="string">
            <text:p text:style-name="P31">Membership</text:p>
          </table:table-cell>
        </table:table-row>
        <table:table-row table:style-name="Table14.6">
          <table:table-cell table:style-name="Table14.A2" office:value-type="string">
            <text:p text:style-name="P31">for x in (1,2,3) : print (x, end = ' ')</text:p>
          </table:table-cell>
          <table:table-cell table:style-name="Table14.A2" office:value-type="string">
            <text:p text:style-name="P31">1 2 3</text:p>
          </table:table-cell>
          <table:table-cell table:style-name="Table14.A2" office:value-type="string">
            <text:p text:style-name="P31">Iteration</text:p>
          </table:table-cell>
        </table:table-row>
      </table:table>
      <text:h text:style-name="P12" text:outline-level="2"/>
      <text:p text:style-name="P7"/>
      <text:h text:style-name="P12" text:outline-level="2">Indexing, Slicing, and Matrixes</text:h>
      <text:p text:style-name="P37">Since tuples are sequences, indexing and slicing work the same way for tuples as they do for strings, assuming the following input −</text:p>
      <text:p text:style-name="P37"><text:s text:c="51"/>T=('C++', 'Java', 'Python')</text:p>
      <text:p text:style-name="P3"/>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6">Python Expression</text:p>
          </table:table-cell>
          <table:table-cell table:style-name="Table15.A1" office:value-type="string">
            <text:p text:style-name="P26">Results</text:p>
          </table:table-cell>
          <table:table-cell table:style-name="Table15.A1" office:value-type="string">
            <text:p text:style-name="P26">Description</text:p>
          </table:table-cell>
        </table:table-row>
        <table:table-row table:style-name="Table15.2">
          <table:table-cell table:style-name="Table15.A2" office:value-type="string">
            <text:p text:style-name="P32">T[2]</text:p>
          </table:table-cell>
          <table:table-cell table:style-name="Table15.A2" office:value-type="string">
            <text:p text:style-name="P32">'Python'</text:p>
          </table:table-cell>
          <table:table-cell table:style-name="Table15.A2" office:value-type="string">
            <text:p text:style-name="P32">Offsets start at zero</text:p>
          </table:table-cell>
        </table:table-row>
        <table:table-row table:style-name="Table15.3">
          <table:table-cell table:style-name="Table15.A2" office:value-type="string">
            <text:p text:style-name="P32">T[-2]</text:p>
          </table:table-cell>
          <table:table-cell table:style-name="Table15.A2" office:value-type="string">
            <text:p text:style-name="P32">'Java'</text:p>
          </table:table-cell>
          <table:table-cell table:style-name="Table15.A2" office:value-type="string">
            <text:p text:style-name="P32">Negative: count from the right</text:p>
          </table:table-cell>
        </table:table-row>
        <text:soft-page-break/>
        <table:table-row table:style-name="Table15.4">
          <table:table-cell table:style-name="Table15.A2" office:value-type="string">
            <text:p text:style-name="P32">T[1:]</text:p>
          </table:table-cell>
          <table:table-cell table:style-name="Table15.A2" office:value-type="string">
            <text:p text:style-name="P32">('Java', 'Python')</text:p>
          </table:table-cell>
          <table:table-cell table:style-name="Table15.A2" office:value-type="string">
            <text:p text:style-name="P32">Slicing fetches sections</text:p>
          </table:table-cell>
        </table:table-row>
      </table:table>
      <text:h text:style-name="P12" text:outline-level="2">No Enclosing Delimiters</text:h>
      <text:p text:style-name="P53">No enclosing Delimiters is any set of multiple objects, comma-separated, written without identifying symbols, i.e., brackets for lists, parentheses for tuples, etc., default to tuples, as indicated in these short examples.</text:p>
      <text:h text:style-name="P12" text:outline-level="2">Built-in Tuple Functions</text:h>
      <text:p text:style-name="P37">Python includes the following tuple functions −</text:p>
      <table:table table:name="Table16" table:style-name="Table16">
        <table:table-column table:style-name="Table16.A"/>
        <table:table-column table:style-name="Table16.B"/>
        <table:table-row table:style-name="Table16.1">
          <table:table-cell table:style-name="Table16.A1" office:value-type="string">
            <text:p text:style-name="P26">Sr.</text:p>
          </table:table-cell>
          <table:table-cell table:style-name="Table16.A1" office:value-type="string">
            <text:p text:style-name="P26">Function &amp; Description</text:p>
          </table:table-cell>
        </table:table-row>
        <table:table-row table:style-name="Table16.1">
          <table:table-cell table:style-name="Table16.A2" office:value-type="string">
            <text:p text:style-name="P33">1</text:p>
          </table:table-cell>
          <table:table-cell table:style-name="Table16.A2" office:value-type="string">
            <text:p text:style-name="P7"><text:a xlink:type="simple" xlink:href="https://www.tutorialspoint.com/python3/tuple_cmp.htm" text:style-name="Internet_20_link" text:visited-style-name="Visited_20_Internet_20_Link"><text:span text:style-name="T26">cmp(tuple1, tuple2)</text:span></text:a><text:span text:style-name="T14"> : </text:span><text:span text:style-name="T6">Compares elements of both tuples.</text:span></text:p>
          </table:table-cell>
        </table:table-row>
        <table:table-row table:style-name="Table16.1">
          <table:table-cell table:style-name="Table16.A2" office:value-type="string">
            <text:p text:style-name="P33">2</text:p>
          </table:table-cell>
          <table:table-cell table:style-name="Table16.A2" office:value-type="string">
            <text:p text:style-name="P7"><text:a xlink:type="simple" xlink:href="https://www.tutorialspoint.com/python3/tuple_len.htm" text:style-name="Internet_20_link" text:visited-style-name="Visited_20_Internet_20_Link"><text:span text:style-name="T26">len(tuple)</text:span></text:a><text:span text:style-name="T14"> : </text:span><text:span text:style-name="T6">Gives the total length of the tuple.</text:span></text:p>
          </table:table-cell>
        </table:table-row>
        <table:table-row table:style-name="Table16.1">
          <table:table-cell table:style-name="Table16.A2" office:value-type="string">
            <text:p text:style-name="P33">3</text:p>
          </table:table-cell>
          <table:table-cell table:style-name="Table16.A2" office:value-type="string">
            <text:p text:style-name="P7"><text:a xlink:type="simple" xlink:href="https://www.tutorialspoint.com/python3/tuple_max.htm" text:style-name="Internet_20_link" text:visited-style-name="Visited_20_Internet_20_Link"><text:span text:style-name="T26">max(tuple)</text:span></text:a><text:span text:style-name="T14"> : </text:span><text:span text:style-name="T6">Returns item from the tuple with max value.</text:span></text:p>
          </table:table-cell>
        </table:table-row>
        <table:table-row table:style-name="Table16.1">
          <table:table-cell table:style-name="Table16.A2" office:value-type="string">
            <text:p text:style-name="P33">4</text:p>
          </table:table-cell>
          <table:table-cell table:style-name="Table16.A2" office:value-type="string">
            <text:p text:style-name="P7"><text:a xlink:type="simple" xlink:href="https://www.tutorialspoint.com/python3/tuple_min.htm" text:style-name="Internet_20_link" text:visited-style-name="Visited_20_Internet_20_Link"><text:span text:style-name="T26">min(tuple)</text:span></text:a><text:span text:style-name="T14"> : </text:span><text:span text:style-name="T6">Returns item from the tuple with min value.</text:span></text:p>
          </table:table-cell>
        </table:table-row>
        <table:table-row table:style-name="Table16.6">
          <table:table-cell table:style-name="Table16.A2" office:value-type="string">
            <text:p text:style-name="P33">5</text:p>
          </table:table-cell>
          <table:table-cell table:style-name="Table16.A2" office:value-type="string">
            <text:p text:style-name="P7"><text:a xlink:type="simple" xlink:href="https://www.tutorialspoint.com/python3/tuple_tuple.htm" text:style-name="Internet_20_link" text:visited-style-name="Visited_20_Internet_20_Link"><text:span text:style-name="T26">tuple(seq)</text:span></text:a><text:span text:style-name="T14"> : </text:span><text:span text:style-name="T6">Converts a list into tuple.</text:span></text:p>
          </table:table-cell>
        </table:table-row>
      </table:table>
      <text:p text:style-name="P10"/>
      <text:p text:style-name="P8"/>
      <text:p text:style-name="P8">[C] Dictionary </text:p>
      <text:p text:style-name="P8"/>
      <text:p text:style-name="P9">Dictionary in Python is an unordered collection of data values, used to store data values like a map, which unlike other Data Types that hold only single value as an element, Dictionary holds key:value pair. Key value is provided in the dictionary to make it more optimized. Each key-value pair in a Dictionary is separated by a colon :, whereas each key is separated by a ‘comma’.</text:p>
      <text:p text:style-name="P9"/>
      <text:p text:style-name="P7"><text:span text:style-name="T2">A Dictionary</text:span><text:span text:style-name="T7"> in Python works similar to the Dictionary in a real world. Keys of a Dictionary must be unique and of immutable data type such as Strings, Integers and tuples, but the key-values can be repeated and be of any type.</text:span></text:p>
      <text:p text:style-name="P9"/>
      <text:p text:style-name="P37">Note – Keys in a dictionary doesn’t allows Polymorphism.</text:p>
      <text:p text:style-name="P9"/>
      <text:p text:style-name="P9">In Python, a Dictionary can be created by placing sequence of elements within curly {} braces, separated by ‘comma’. Dictionary holds a pair of values, one being the Key and the other corresponding pair element being its Key:value. Values in a dictionary can be of any datatype and can be duplicated, whereas keys can’t be repeated and must be immutable.</text:p>
      <text:p text:style-name="P9"/>
      <text:p text:style-name="P7"><text:span text:style-name="T2">Dictionary</text:span><text:span text:style-name="T7"> can also be created by the built-in function dict(). An empty dictionary can be created by just placing to curly braces{}.</text:span></text:p>
      <text:p text:style-name="P9"/>
      <text:p text:style-name="P9">Note – Dictionary keys are case sensitive, same name but different cases of Key will be treated distinctly.</text:p>
      <text:p text:style-name="P22"/>
      <text:p text:style-name="P8"><text:soft-page-break/></text:p>
      <text:p text:style-name="P7"><text:span text:style-name="T2">[D] Array : </text:span><text:span text:style-name="T7">Arrays are used to store multiple values in one single variable:</text:span></text:p>
      <text:p text:style-name="P9"/>
      <text:p text:style-name="P9">Example : Create an array containing car names:</text:p>
      <text:p text:style-name="P9"/>
      <text:p text:style-name="P9">cars = ["Ford", "Volvo", "BMW"]</text:p>
      <text:p text:style-name="P9"/>
      <text:p text:style-name="P8">What is an Array?</text:p>
      <text:p text:style-name="P9"/>
      <text:p text:style-name="P9">An array is a special variable, which can hold more than one value at a time.</text:p>
      <text:p text:style-name="P9"/>
      <text:p text:style-name="P9">If you have a list of items (a list of car names, for example), storing the cars in single variables could look like this:</text:p>
      <text:p text:style-name="P9"/>
      <text:p text:style-name="P9">car1 = "Ford"</text:p>
      <text:p text:style-name="P9">car2 = "Volvo"</text:p>
      <text:p text:style-name="P9">car3 = "BMW"</text:p>
      <text:p text:style-name="P9"/>
      <text:p text:style-name="P9">However, what if you want to loop through the cars and find a specific one? And what if you had not 3 cars, but 300?</text:p>
      <text:p text:style-name="P9"/>
      <text:p text:style-name="P9">The solution is an array!</text:p>
      <text:p text:style-name="P9"/>
      <text:p text:style-name="P9">An array can hold many values under a single name, and you can access the values by referring to an index number.</text:p>
      <text:p text:style-name="P9"/>
      <text:p text:style-name="P8">Access the Elements of an Array</text:p>
      <text:p text:style-name="P9">You refer to an array element by referring to the index number.</text:p>
      <text:p text:style-name="P8"/>
      <text:p text:style-name="P8"/>
      <text:h text:style-name="P13" text:outline-level="2"><text:span text:style-name="T3">Array Methods</text:span><text:span text:style-name="T11"> :</text:span><text:span text:style-name="T12"> </text:span><text:span text:style-name="T9">Python has a set of built-in methods that you can use on lists/arrays.</text:span></text:h>
      <table:table table:name="Table17" table:style-name="Table17">
        <table:table-column table:style-name="Table17.A"/>
        <table:table-column table:style-name="Table17.B"/>
        <table:table-row table:style-name="Table17.1">
          <table:table-cell table:style-name="Table17.A1" office:value-type="string">
            <text:p text:style-name="P22">Method</text:p>
          </table:table-cell>
          <table:table-cell table:style-name="Table17.B1" office:value-type="string">
            <text:p text:style-name="P22">Description</text:p>
          </table:table-cell>
        </table:table-row>
        <table:table-row table:style-name="Table17.1">
          <table:table-cell table:style-name="Table17.A2" office:value-type="string">
            <text:p text:style-name="P7"><text:a xlink:type="simple" xlink:href="https://www.w3schools.com/python/ref_list_append.asp" text:style-name="Internet_20_link" text:visited-style-name="Visited_20_Internet_20_Link"><text:span text:style-name="T8">append()</text:span></text:a></text:p>
          </table:table-cell>
          <table:table-cell table:style-name="Table17.B2" office:value-type="string">
            <text:p text:style-name="P24">Adds an element at the end of the list</text:p>
          </table:table-cell>
        </table:table-row>
        <table:table-row table:style-name="Table17.1">
          <table:table-cell table:style-name="Table17.A1" office:value-type="string">
            <text:p text:style-name="P7"><text:a xlink:type="simple" xlink:href="https://www.w3schools.com/python/ref_list_clear.asp" text:style-name="Internet_20_link" text:visited-style-name="Visited_20_Internet_20_Link"><text:span text:style-name="T8">clear()</text:span></text:a></text:p>
          </table:table-cell>
          <table:table-cell table:style-name="Table17.B1" office:value-type="string">
            <text:p text:style-name="P24">Removes all the elements from the list</text:p>
          </table:table-cell>
        </table:table-row>
        <table:table-row table:style-name="Table17.1">
          <table:table-cell table:style-name="Table17.A2" office:value-type="string">
            <text:p text:style-name="P7"><text:a xlink:type="simple" xlink:href="https://www.w3schools.com/python/ref_list_copy.asp" text:style-name="Internet_20_link" text:visited-style-name="Visited_20_Internet_20_Link"><text:span text:style-name="T8">copy()</text:span></text:a></text:p>
          </table:table-cell>
          <table:table-cell table:style-name="Table17.B2" office:value-type="string">
            <text:p text:style-name="P24">Returns a copy of the list</text:p>
          </table:table-cell>
        </table:table-row>
        <table:table-row table:style-name="Table17.1">
          <table:table-cell table:style-name="Table17.A1" office:value-type="string">
            <text:p text:style-name="P7"><text:a xlink:type="simple" xlink:href="https://www.w3schools.com/python/ref_list_count.asp" text:style-name="Internet_20_link" text:visited-style-name="Visited_20_Internet_20_Link"><text:span text:style-name="T8">count()</text:span></text:a></text:p>
          </table:table-cell>
          <table:table-cell table:style-name="Table17.B1" office:value-type="string">
            <text:p text:style-name="P24">Returns the number of elements with the specified value</text:p>
          </table:table-cell>
        </table:table-row>
        <table:table-row table:style-name="Table17.1">
          <table:table-cell table:style-name="Table17.A2" office:value-type="string">
            <text:p text:style-name="P7"><text:a xlink:type="simple" xlink:href="https://www.w3schools.com/python/ref_list_extend.asp" text:style-name="Internet_20_link" text:visited-style-name="Visited_20_Internet_20_Link"><text:span text:style-name="T8">extend()</text:span></text:a></text:p>
          </table:table-cell>
          <table:table-cell table:style-name="Table17.B2" office:value-type="string">
            <text:p text:style-name="P24">Add the elements of a list (or any iterable), to the end of the current list</text:p>
          </table:table-cell>
        </table:table-row>
        <table:table-row table:style-name="Table17.1">
          <table:table-cell table:style-name="Table17.A1" office:value-type="string">
            <text:p text:style-name="P7"><text:a xlink:type="simple" xlink:href="https://www.w3schools.com/python/ref_list_index.asp" text:style-name="Internet_20_link" text:visited-style-name="Visited_20_Internet_20_Link"><text:span text:style-name="T8">index()</text:span></text:a></text:p>
          </table:table-cell>
          <table:table-cell table:style-name="Table17.B1" office:value-type="string">
            <text:p text:style-name="P24">Returns the index of the first element with the specified value</text:p>
          </table:table-cell>
        </table:table-row>
        <table:table-row table:style-name="Table17.1">
          <table:table-cell table:style-name="Table17.A2" office:value-type="string">
            <text:p text:style-name="P7"><text:a xlink:type="simple" xlink:href="https://www.w3schools.com/python/ref_list_insert.asp" text:style-name="Internet_20_link" text:visited-style-name="Visited_20_Internet_20_Link"><text:span text:style-name="T8">insert()</text:span></text:a></text:p>
          </table:table-cell>
          <table:table-cell table:style-name="Table17.B2" office:value-type="string">
            <text:p text:style-name="P24">Adds an element at the specified position</text:p>
          </table:table-cell>
        </table:table-row>
        <text:soft-page-break/>
        <table:table-row table:style-name="Table17.1">
          <table:table-cell table:style-name="Table17.A1" office:value-type="string">
            <text:p text:style-name="P7"><text:a xlink:type="simple" xlink:href="https://www.w3schools.com/python/ref_list_pop.asp" text:style-name="Internet_20_link" text:visited-style-name="Visited_20_Internet_20_Link"><text:span text:style-name="T8">pop()</text:span></text:a></text:p>
          </table:table-cell>
          <table:table-cell table:style-name="Table17.B1" office:value-type="string">
            <text:p text:style-name="P24">Removes the element at the specified position</text:p>
          </table:table-cell>
        </table:table-row>
        <table:table-row table:style-name="Table17.1">
          <table:table-cell table:style-name="Table17.A2" office:value-type="string">
            <text:p text:style-name="P7"><text:a xlink:type="simple" xlink:href="https://www.w3schools.com/python/ref_list_remove.asp" text:style-name="Internet_20_link" text:visited-style-name="Visited_20_Internet_20_Link"><text:span text:style-name="T8">remove()</text:span></text:a></text:p>
          </table:table-cell>
          <table:table-cell table:style-name="Table17.B2" office:value-type="string">
            <text:p text:style-name="P24">Removes the first item with the specified value</text:p>
          </table:table-cell>
        </table:table-row>
        <table:table-row table:style-name="Table17.1">
          <table:table-cell table:style-name="Table17.A1" office:value-type="string">
            <text:p text:style-name="P7"><text:a xlink:type="simple" xlink:href="https://www.w3schools.com/python/ref_list_reverse.asp" text:style-name="Internet_20_link" text:visited-style-name="Visited_20_Internet_20_Link"><text:span text:style-name="T8">reverse()</text:span></text:a></text:p>
          </table:table-cell>
          <table:table-cell table:style-name="Table17.B1" office:value-type="string">
            <text:p text:style-name="P24">Reverses the order of the list</text:p>
          </table:table-cell>
        </table:table-row>
        <table:table-row table:style-name="Table17.12">
          <table:table-cell table:style-name="Table17.A2" office:value-type="string">
            <text:p text:style-name="P7"><text:a xlink:type="simple" xlink:href="https://www.w3schools.com/python/ref_list_sort.asp" text:style-name="Internet_20_link" text:visited-style-name="Visited_20_Internet_20_Link"><text:span text:style-name="T8">sort()</text:span></text:a></text:p>
          </table:table-cell>
          <table:table-cell table:style-name="Table17.B2" office:value-type="string">
            <text:p text:style-name="P24">Sorts the list</text:p>
          </table:table-cell>
        </table:table-row>
      </table:table>
      <text:p text:style-name="P8"/>
      <text:p text:style-name="P38"/>
      <text:p text:style-name="P39">Problem definitions:</text:p>
      <text:p text:style-name="P19"><text:span text:style-name="T28">a) <text:s/></text:span><text:span text:style-name="T27">Write a Python program to get the smallest and largest number from a list.</text:span></text:p>
      <text:p text:style-name="P40"/>
      <text:p text:style-name="P41">Code: </text:p>
      <text:p text:style-name="P43"><text:tab/># Write a Python program to get the smallest and largest number from a list.</text:p>
      <text:p text:style-name="P43"/>
      <text:p text:style-name="P43"><text:tab/>numbers = [123,4,234,13,40,11]</text:p>
      <text:p text:style-name="P43"/>
      <text:p text:style-name="P43"><text:tab/>print("largest number in a list is: " + str(max(numbers)))</text:p>
      <text:p text:style-name="P43"><text:tab/>print("smallest number in a list is: " + str(min(numbers)))</text:p>
      <text:p text:style-name="P43"/>
      <text:p text:style-name="P41">Output:</text:p>
      <text:p text:style-name="Standard"/>
      <text:p text:style-name="P15"><text:tab/>largest number in a list is: 234</text:p>
      <text:p text:style-name="P15"><text:tab/>smallest number in a list is: 4</text:p>
      <text:p text:style-name="P15"/>
      <text:p text:style-name="P15"/>
      <text:p text:style-name="P16">b) <text:span text:style-name="T29">Write a Python program to count the number of strings where the string length is 2 or more and the first and last character are same from a given list of strings</text:span></text:p>
      <text:p text:style-name="P44"/>
      <text:p text:style-name="P42">Code:</text:p>
      <text:p text:style-name="P46"><text:tab/><text:span text:style-name="T31">words = ['abc', 'xyz', 'aba', '1221', 'afffffa', 'naman']</text:span></text:p>
      <text:p text:style-name="P49"/>
      <text:p text:style-name="P49"><text:tab/>ctr = 0</text:p>
      <text:p text:style-name="P49"><text:tab/>for word in words:</text:p>
      <text:p text:style-name="P49"><text:s text:c="7"/><text:tab/><text:tab/> if len(word) &gt; 1 and word[0] == word[-1]:</text:p>
      <text:p text:style-name="P49"><text:s text:c="11"/><text:tab/> ctr += 1</text:p>
      <text:p text:style-name="P49"/>
      <text:p text:style-name="P49"><text:tab/>print(ctr)</text:p>
      <text:p text:style-name="P45"/>
      <text:p text:style-name="P17"><text:span text:style-name="T29">Output:</text:span><text:span text:style-name="T30"> 4</text:span></text:p>
      <text:p text:style-name="P47"/>
      <text:p text:style-name="P47">c) Write a Python program to create a tuple and perform <text:s/>operations on it.</text:p>
      <text:p text:style-name="P47"><text:soft-page-break/></text:p>
      <text:p text:style-name="P51">Code:</text:p>
      <text:p text:style-name="P47"># Write a Python program to create a tuple and perform <text:s/>operations on it.</text:p>
      <text:p text:style-name="P47"/>
      <text:p text:style-name="P47">thistuple = ("apple", "cherry", "mango", "orange", "kiwi")</text:p>
      <text:p text:style-name="P47"/>
      <text:p text:style-name="P47">print ("----------------slicing in tuple----------------")</text:p>
      <text:p text:style-name="P47">print (thistuple[0:2])</text:p>
      <text:p text:style-name="P47">print (thistuple[-4:-1])</text:p>
      <text:p text:style-name="P47">print()</text:p>
      <text:p text:style-name="P47"/>
      <text:p text:style-name="P47">print ("----------------changing value in tuple by using constructor----------------")</text:p>
      <text:p text:style-name="P47">temp = list(thistuple)</text:p>
      <text:p text:style-name="P47">temp[0] = "lemon"</text:p>
      <text:p text:style-name="P47">thistuple = list(temp)</text:p>
      <text:p text:style-name="P47">print (thistuple)</text:p>
      <text:p text:style-name="P47">print()</text:p>
      <text:p text:style-name="P47"/>
      <text:p text:style-name="P47">print ("--------------looping through tuple----------------")</text:p>
      <text:p text:style-name="P47">for x in thistuple:</text:p>
      <text:p text:style-name="P47"><text:tab/>print(x)</text:p>
      <text:p text:style-name="P47"/>
      <text:p text:style-name="P47">print()</text:p>
      <text:p text:style-name="P47"/>
      <text:p text:style-name="P47"/>
      <text:p text:style-name="P47">print ("--------------------tuple length---------------------")</text:p>
      <text:p text:style-name="P47">print(len(thistuple))</text:p>
      <text:p text:style-name="P47">print()</text:p>
      <text:p text:style-name="P47"/>
      <text:p text:style-name="P47">print ("--------------------Add item in tuple----------------")</text:p>
      <text:p text:style-name="P47">print("cant add item in tuples")</text:p>
      <text:p text:style-name="P47">print()</text:p>
      <text:p text:style-name="P47"/>
      <text:p text:style-name="P47">print ("---------------------deleting tuple-------------------")</text:p>
      <text:p text:style-name="P47">print ("del thistuple :-- this will delete the tuple.")</text:p>
      <text:p text:style-name="P47">print()</text:p>
      <text:p text:style-name="P47"/>
      <text:p text:style-name="P47">print ("--------------------joining two tuple--------------------")</text:p>
      <text:p text:style-name="P47">t1 = (1,3,4)</text:p>
      <text:p text:style-name="P47">t2 = (123,12435,1243)</text:p>
      <text:p text:style-name="P47"/>
      <text:p text:style-name="P47">t3 = t1 + t2</text:p>
      <text:p text:style-name="P47"><text:soft-page-break/>print (t3)</text:p>
      <text:p text:style-name="P47">print()</text:p>
      <text:p text:style-name="P47"/>
      <text:p text:style-name="P51"/>
      <text:p text:style-name="P17"><text:span text:style-name="T29">Output:</text:span><text:span text:style-name="T30"> </text:span></text:p>
      <text:p text:style-name="P47">----------------slicing in tuple----------------</text:p>
      <text:p text:style-name="P47">('apple', 'cherry')</text:p>
      <text:p text:style-name="P47">('cherry', 'mango', 'orange')</text:p>
      <text:p text:style-name="P47"/>
      <text:p text:style-name="P47">----------------changing value in tuple by using constructor----------------</text:p>
      <text:p text:style-name="P47">['lemon', 'cherry', 'mango', 'orange', 'kiwi']</text:p>
      <text:p text:style-name="P47"/>
      <text:p text:style-name="P47">--------------looping through tuple----------------</text:p>
      <text:p text:style-name="P47">lemon</text:p>
      <text:p text:style-name="P47">cherry</text:p>
      <text:p text:style-name="P47">mango</text:p>
      <text:p text:style-name="P47">orange</text:p>
      <text:p text:style-name="P47">kiwi</text:p>
      <text:p text:style-name="P47"/>
      <text:p text:style-name="P47">--------------------tuple length---------------------</text:p>
      <text:p text:style-name="P47">5</text:p>
      <text:p text:style-name="P47"/>
      <text:p text:style-name="P47">--------------------Add item in tuple----------------</text:p>
      <text:p text:style-name="P47">cant add item in tuples</text:p>
      <text:p text:style-name="P47"/>
      <text:p text:style-name="P47">---------------------deleting tuple-------------------</text:p>
      <text:p text:style-name="P47">del thistuple :-- this will delete the tuple.</text:p>
      <text:p text:style-name="P47"/>
      <text:p text:style-name="P47">--------------------joining two tuple--------------------</text:p>
      <text:p text:style-name="P47">(1, 3, 4, 123, 12435, 1243)</text:p>
      <text:p text:style-name="P47"/>
      <text:p text:style-name="P47"/>
      <text:p text:style-name="P48">d) Write a Python program to create a dictionary and perform <text:s/>operations on it.</text:p>
      <text:p text:style-name="P48"/>
      <text:p text:style-name="P52">Code:</text:p>
      <text:p text:style-name="P48">thisdict = {</text:p>
      <text:p text:style-name="P48"><text:s text:c="4"/>"Brand" : "Ford",</text:p>
      <text:p text:style-name="P48"><text:s text:c="4"/>"Model" : "Mustang",</text:p>
      <text:p text:style-name="P48"><text:s text:c="4"/>"year" : 1964</text:p>
      <text:p text:style-name="P48">}</text:p>
      <text:p text:style-name="P48"/>
      <text:p text:style-name="P48">print ("-------------Accessing item----------------")</text:p>
      <text:p text:style-name="P48"><text:soft-page-break/>print (thisdict["Brand"])</text:p>
      <text:p text:style-name="P48">print ()</text:p>
      <text:p text:style-name="P48"/>
      <text:p text:style-name="P48">print ("-------------Changing values----------------")</text:p>
      <text:p text:style-name="P48">thisdict["year"] = "2020"</text:p>
      <text:p text:style-name="P48">print (thisdict)</text:p>
      <text:p text:style-name="P48">print ()</text:p>
      <text:p text:style-name="P48"/>
      <text:p text:style-name="P48">print ("-------------Looping through dictionary----------------")</text:p>
      <text:p text:style-name="P48">for x in thisdict:</text:p>
      <text:p text:style-name="P48"><text:s text:c="4"/>print (x)</text:p>
      <text:p text:style-name="P48"/>
      <text:p text:style-name="P48">print ()</text:p>
      <text:p text:style-name="P48"/>
      <text:p text:style-name="P48">print ("-------------Looping through dictionary (keys and values)----------------")</text:p>
      <text:p text:style-name="P48">for x,y in thisdict.items():</text:p>
      <text:p text:style-name="P48"><text:s text:c="4"/>print(x, y)</text:p>
      <text:p text:style-name="P48"/>
      <text:p text:style-name="P48">print ()</text:p>
      <text:p text:style-name="P48"/>
      <text:p text:style-name="P48">print ("-------------Dictionary length----------------")</text:p>
      <text:p text:style-name="P48">print (len(thisdict))</text:p>
      <text:p text:style-name="P48">print ()</text:p>
      <text:p text:style-name="P48"/>
      <text:p text:style-name="P48">print ("-------------Adding item in dictionary----------------")</text:p>
      <text:p text:style-name="P48">thisdict["color"] = "red"</text:p>
      <text:p text:style-name="P48">print (thisdict)</text:p>
      <text:p text:style-name="P48">print ()</text:p>
      <text:p text:style-name="P48"/>
      <text:p text:style-name="P48">print ("-------------Removing item in dictionary----------------")</text:p>
      <text:p text:style-name="P48">thisdict.pop("year")</text:p>
      <text:p text:style-name="P48">print (thisdict)</text:p>
      <text:p text:style-name="P48">print ()</text:p>
      <text:p text:style-name="P48"/>
      <text:p text:style-name="P48">print ("-------------Copy a Dictonary----------------")</text:p>
      <text:p text:style-name="P48">copydict = thisdict.copy()</text:p>
      <text:p text:style-name="P48">print (copydict)</text:p>
      <text:p text:style-name="P48">print ()</text:p>
      <text:p text:style-name="P48"/>
      <text:p text:style-name="P48">print ("-------------Empty a Dictionary----------------")</text:p>
      <text:p text:style-name="P48">thisdict.clear()</text:p>
      <text:p text:style-name="P48">print (thisdict)</text:p>
      <text:p text:style-name="P48"><text:soft-page-break/>print ()</text:p>
      <text:p text:style-name="P48"/>
      <text:p text:style-name="P48">print ("-------------Nested dictionaries----------------")</text:p>
      <text:p text:style-name="P48">myfamily = {</text:p>
      <text:p text:style-name="P48"><text:s text:c="2"/>"child1" : {</text:p>
      <text:p text:style-name="P48"><text:s text:c="4"/>"name" : "Emil",</text:p>
      <text:p text:style-name="P48"><text:s text:c="4"/>"year" : 2004</text:p>
      <text:p text:style-name="P48"><text:s text:c="2"/>},</text:p>
      <text:p text:style-name="P48"><text:s text:c="2"/>"child2" : {</text:p>
      <text:p text:style-name="P48"><text:s text:c="4"/>"name" : "Tobias",</text:p>
      <text:p text:style-name="P48"><text:s text:c="4"/>"year" : 2007</text:p>
      <text:p text:style-name="P48"><text:s text:c="2"/>},</text:p>
      <text:p text:style-name="P48"><text:s text:c="2"/>"child3" : {</text:p>
      <text:p text:style-name="P48"><text:s text:c="4"/>"name" : "Linus",</text:p>
      <text:p text:style-name="P48"><text:s text:c="4"/>"year" : 2011</text:p>
      <text:p text:style-name="P48"><text:s text:c="2"/>}</text:p>
      <text:p text:style-name="P48">}</text:p>
      <text:p text:style-name="P48"/>
      <text:p text:style-name="P48">print (myfamily)</text:p>
      <text:p text:style-name="P48"/>
      <text:p text:style-name="P52">Output: </text:p>
      <text:p text:style-name="P48">-------------Accessing item----------------</text:p>
      <text:p text:style-name="P48">Ford</text:p>
      <text:p text:style-name="P48"/>
      <text:p text:style-name="P48">-------------Changing values----------------</text:p>
      <text:p text:style-name="P48">{'Brand': 'Ford', 'Model': 'Mustang', 'year': '2020'}</text:p>
      <text:p text:style-name="P48"/>
      <text:p text:style-name="P48">-------------Looping through dictionary----------------</text:p>
      <text:p text:style-name="P48">Brand</text:p>
      <text:p text:style-name="P48">Model</text:p>
      <text:p text:style-name="P48">year</text:p>
      <text:p text:style-name="P48"/>
      <text:p text:style-name="P48">-------------Looping through dictionary (keys and values)----------------</text:p>
      <text:p text:style-name="P48">Brand Ford</text:p>
      <text:p text:style-name="P48">Model Mustang</text:p>
      <text:p text:style-name="P48">year 2020</text:p>
      <text:p text:style-name="P48"/>
      <text:p text:style-name="P48">-------------Dictionary length----------------</text:p>
      <text:p text:style-name="P48">3</text:p>
      <text:p text:style-name="P48"/>
      <text:p text:style-name="P48">-------------Adding item in dictionary----------------</text:p>
      <text:p text:style-name="P48">{'Brand': 'Ford', 'Model': 'Mustang', 'year': '2020', 'color': 'red'}</text:p>
      <text:p text:style-name="P48"><text:soft-page-break/></text:p>
      <text:p text:style-name="P48">-------------Removing item in dictionary----------------</text:p>
      <text:p text:style-name="P48">{'Brand': 'Ford', 'Model': 'Mustang', 'color': 'red'}</text:p>
      <text:p text:style-name="P48"/>
      <text:p text:style-name="P48">-------------Copy a Dictonary----------------</text:p>
      <text:p text:style-name="P48">{'Brand': 'Ford', 'Model': 'Mustang', 'color': 'red'}</text:p>
      <text:p text:style-name="P48"/>
      <text:p text:style-name="P48">-------------Empty a Dictionary----------------</text:p>
      <text:p text:style-name="P48">{}</text:p>
      <text:p text:style-name="P48"/>
      <text:p text:style-name="P48">-------------Nested dictionaries----------------</text:p>
      <text:p text:style-name="P48">{'child1': {'name': 'Emil', 'year': 2004}, 'child2': {'name': 'Tobias', 'year': 2007}, 'child3': {'name': 'Linus', 'year': 2011}}</text:p>
      <text:p text:style-name="P48"><text:tab/></text:p>
      <text:p text:style-name="P48"/>
      <text:p text:style-name="P50">Conclu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om" style:family="text" style:parent-style-name="Default_20_Paragraph_20_Font"/>
    <style:style style:name="pln" style:family="text" style:parent-style-name="Default_20_Paragraph_20_Font"/>
    <style:style style:name="pun" style:family="text" style:parent-style-name="Default_20_Paragraph_20_Font"/>
    <style:style style:name="str" style:family="text" style:parent-style-name="Default_20_Paragraph_20_Font"/>
    <style:style style:name="lit" style:family="text" style:parent-style-name="Default_20_Paragraph_20_Font"/>
    <style:style style:name="kwd"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23:44:04.108901223</meta:creation-date>
    <meta:generator>LibreOffice/5.1.4.2$Linux_X86_64 LibreOffice_project/10m0$Build-2</meta:generator>
    <dc:date>2020-02-11T12:32:16.560879729</dc:date>
    <meta:editing-duration>PT32M4S</meta:editing-duration>
    <meta:editing-cycles>10</meta:editing-cycles>
    <meta:document-statistic meta:table-count="6" meta:image-count="0" meta:object-count="0" meta:page-count="13" meta:paragraph-count="380" meta:word-count="2324" meta:character-count="14526" meta:non-whitespace-character-count="12443"/>
  </office:meta>
</office:document-meta>
</file>